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ff9ad" officeooo:paragraph-rsid="000ff9ad"/>
    </style:style>
    <style:style style:name="P2" style:family="paragraph" style:parent-style-name="Preformatted_20_Text">
      <style:text-properties fo:color="#000000" officeooo:rsid="000ff9ad" officeooo:paragraph-rsid="000ff9ad"/>
    </style:style>
    <style:style style:name="T1" style:family="text">
      <style:text-properties fo:color="#ff3333"/>
    </style:style>
    <style:style style:name="T2" style:family="text">
      <style:text-properties fo:color="#0000ff"/>
    </style:style>
    <style:style style:name="T3" style:family="text">
      <style:text-properties fo:color="#009900"/>
    </style:style>
    <style:style style:name="T4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USTAL 2.1 multiple sequence alignment</text:p>
      <text:p text:style-name="P1"/>
      <text:p text:style-name="P1"/>
      <text:p text:style-name="P1">Callipepla_squamata_Unmasked <text:s text:c="7"/>AAATGTCAAGAGATCCATTTTTCTGTAAAGTGATAGATTTTCACTTAATA</text:p>
      <text:p text:style-name="P1">Callipepla_squamata_Repeatmask <text:s text:c="5"/>AAATGTCAAGAGATCCATTTTTCTGTAAAGTGATAGATTTTCACTTAATA</text:p>
      <text:p text:style-name="P1"><text:s text:c="36"/>**************************************************</text:p>
      <text:p text:style-name="P1"/>
      <text:p text:style-name="P1">Callipepla_squamata_Unmasked <text:s text:c="7"/>AGAGCCAGGATTTTCATTATGTTTGAAACTGGGCACTAAAATAAAGAGTC</text:p>
      <text:p text:style-name="P1">Callipepla_squamata_Repeatmask <text:s text:c="5"/>AGAGCCAGGATTTTCATTATGTTTGAAACTGGGCACTAAAATAAAGAGTC</text:p>
      <text:p text:style-name="P1"><text:s text:c="36"/>**************************************************</text:p>
      <text:p text:style-name="P1"/>
      <text:p text:style-name="P1">Callipepla_squamata_Unmasked <text:s text:c="7"/>ACACTAGAAAGTATAAGCTGTCATCTGAAACGTAACCAGCAAAGTATTAA</text:p>
      <text:p text:style-name="P1">Callipepla_squamata_Repeatmask <text:s text:c="5"/>ACACTAGAAAGTATAAGCTGTCATCTGAAACGTAACCAGCAAAGTATTAA</text:p>
      <text:p text:style-name="P1"><text:s text:c="36"/>**************************************************</text:p>
      <text:p text:style-name="P1"/>
      <text:p text:style-name="P1">Callipepla_squamata_Unmasked <text:s text:c="7"/>ACTCAACAAGGTATAAATACTTAGATAGCTATGCACTTGTCTGCTTTTTT</text:p>
      <text:p text:style-name="P1">Callipepla_squamata_Repeatmask <text:s text:c="5"/>ACTCAACAAGGTATAAATACTTAGATAGCTATGCACTTGTCTGCTTTTTT</text:p>
      <text:p text:style-name="P1"><text:s text:c="36"/>**************************************************</text:p>
      <text:p text:style-name="P1"/>
      <text:p text:style-name="P1">Callipepla_squamata_Unmasked <text:s text:c="7"/>CCAACTGCAAGTTAGCCTACTAGCAAATAACATGTTTATTCATGAGCTTC</text:p>
      <text:p text:style-name="P1">Callipepla_squamata_Repeatmask <text:s text:c="5"/>CCAACTGCAAGTTAGCCTACTAGCAAATAACATGTTTATTCATGAGCTTC</text:p>
      <text:p text:style-name="P1"><text:s text:c="36"/>**************************************************</text:p>
      <text:p text:style-name="P1"/>
      <text:p text:style-name="P1">Callipepla_squamata_Unmasked <text:s text:c="7"/>TTTTAACTCGGGAAAATATTTAGACATTTATTCAGGCTTAAAGATAATTC</text:p>
      <text:p text:style-name="P1">Callipepla_squamata_Repeatmask <text:s text:c="5"/>TTTTAACTCGGGAAAATATTTAGACATTTATTCAGGCTTAAAGATAATTC</text:p>
      <text:p text:style-name="P1"><text:s text:c="36"/>**************************************************</text:p>
      <text:p text:style-name="P1"/>
      <text:p text:style-name="P1">Callipepla_squamata_Unmasked <text:s text:c="7"/>CACAAGCTCCATAAGCTCAGAAATTAGAATGGCATATTAAGTGCTGTGAC</text:p>
      <text:p text:style-name="P1">Callipepla_squamata_Repeatmask <text:s text:c="5"/>CACAAGCTCCATAAGCTCAGAAATTAGAATGGCATATTAAGTGCTGTGAC</text:p>
      <text:p text:style-name="P1"><text:s text:c="36"/>**************************************************</text:p>
      <text:p text:style-name="P1"/>
      <text:p text:style-name="P1">Callipepla_squamata_Unmasked <text:s text:c="7"/>AGTTTGAAATGTGCTGCTGTGCCTTTTTCTTTAAATATAAAGACCATGGC</text:p>
      <text:p text:style-name="P1">Callipepla_squamata_Repeatmask <text:s text:c="5"/>AGTTTGAAATGTGCTGCTGTGCCTTTTTCTTTAAATATAAAGACCATGGC</text:p>
      <text:p text:style-name="P1"><text:s text:c="36"/>**************************************************</text:p>
      <text:p text:style-name="P1"/>
      <text:p text:style-name="P1">Callipepla_squamata_Unmasked <text:s text:c="7"/>CACTGTCTGAAAAGGGGAACTGCAGATATTTGCTCTATTATTGTTTGATT</text:p>
      <text:p text:style-name="P1">Callipepla_squamata_Repeatmask <text:s text:c="5"/>CACTGTCTGAAAAGGGGAACTGCAGATATTTGCTCTATTATTGTTTGATT</text:p>
      <text:p text:style-name="P1"><text:s text:c="36"/>**************************************************</text:p>
      <text:p text:style-name="P1"/>
      <text:p text:style-name="P1">Callipepla_squamata_Unmasked <text:s text:c="7"/>CTCTTCAATAATGTGACCTAACAGAAGAGCATAAGCATGCACAAAGATTT</text:p>
      <text:p text:style-name="P1">Callipepla_squamata_Repeatmask <text:s text:c="5"/>CTCTTCAATAATGTGACCTAACAGAAGAGCATAAGCATGCACAAAGATTT</text:p>
      <text:p text:style-name="P1"><text:s text:c="36"/>**************************************************</text:p>
      <text:p text:style-name="P1"/>
      <text:p text:style-name="P1">Callipepla_squamata_Unmasked <text:s text:c="7"/>AAAAAGGGAAAAGAACAGTCTCAGTAAATCTTCAAGTTTTTTTCTCATGT</text:p>
      <text:p text:style-name="P1">Callipepla_squamata_Repeatmask <text:s text:c="5"/>AAAAAGGGAAAAGAACAGTCTCAGTAAATCTTCAAGTTTTTTTCTCATGT</text:p>
      <text:p text:style-name="P1"><text:s text:c="36"/>**************************************************</text:p>
      <text:p text:style-name="P1"/>
      <text:p text:style-name="P1">Callipepla_squamata_Unmasked <text:s text:c="7"/>AATTTTAAGGCAGCAAAGAAAAGTTACACAGTTGTTAATCTAAGTAACAA</text:p>
      <text:p text:style-name="P1">Callipepla_squamata_Repeatmask <text:s text:c="5"/>AATTTTAAGGCAGCAAAGAAAAGTTACACAGTTGTTAATCTAAGTAACAA</text:p>
      <text:p text:style-name="P1"><text:s text:c="36"/>**************************************************</text:p>
      <text:p text:style-name="P1"/>
      <text:p text:style-name="P1">Callipepla_squamata_Unmasked <text:s text:c="7"/>GTACTCTTATGAAAGAGAGGCAGGAAATAGCTAGAAAATTCTTTTAAAAT</text:p>
      <text:p text:style-name="P1">Callipepla_squamata_Repeatmask <text:s text:c="5"/>GTACTCTTATGAAAGAGAGGCAGGAAATAGCTAGAAAATTCTTTTAAAAT</text:p>
      <text:p text:style-name="P1"><text:s text:c="36"/>**************************************************</text:p>
      <text:p text:style-name="P1"/>
      <text:p text:style-name="P1">Callipepla_squamata_Unmasked <text:s text:c="7"/>ATTGGTCTACTGTTTAAATACAAACTCAGATGTGATTTTAGTATGCTGCC</text:p>
      <text:p text:style-name="P1">Callipepla_squamata_Repeatmask <text:s text:c="5"/>ATTGGTCTACTGTTTAAATACAAACTCAGATGTGATTTTAGTATGCTGCC</text:p>
      <text:p text:style-name="P1"><text:s text:c="36"/>**************************************************</text:p>
      <text:p text:style-name="P1"/>
      <text:p text:style-name="P1"><text:soft-page-break/>Callipepla_squamata_Unmasked <text:s text:c="7"/>CAGGACTATACTGGCATGGGGTTTTTTTGACAG<text:span text:style-name="T1">CTGTTCAGAAAAAGCTT</text:span></text:p>
      <text:p text:style-name="P1">Callipepla_squamata_Repeatmask <text:s text:c="5"/>CAGGACTATACTGGCATGGGGTTTTTTTGACAG<text:span text:style-name="T1">CTGTTCAGAAAAAGCTT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TCCACAAGGTGCTGAGAGTACTGAAGGCTGGATCTCCAATAGAGTGAAAG</text:span></text:p>
      <text:p text:style-name="P1">Callipepla_squamata_Repeatmask <text:s text:c="5"/><text:span text:style-name="T1">TCCACAAGGTGCTGAGAGTACTGAAGGCTGGATCTCCAATAGAGTGAAAG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ATGAGCAGCTGGAGTCCATGGGTGCACTGGGACCCATGCACTTATAAAAA</text:span></text:p>
      <text:p text:style-name="P1">Callipepla_squamata_Repeatmask <text:s text:c="5"/><text:span text:style-name="T1">ATGAGCAGCTGGAGTCCATGGGTGCACTGGGACCCATGCACTTATAAAAA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C</text:span>GGTAAGCTATAGCTGAATATCTTCATATCAAATAACAATCAAAAAAGCA</text:p>
      <text:p text:style-name="P1">Callipepla_squamata_Repeatmask <text:s text:c="5"/><text:span text:style-name="T1">C</text:span>GGTAAGCTATAGCTGAATATCTTCATATCAAATAACAATCAAAAAAGCA</text:p>
      <text:p text:style-name="P1"><text:s text:c="36"/>**************************************************</text:p>
      <text:p text:style-name="P1"/>
      <text:p text:style-name="P1">Callipepla_squamata_Unmasked <text:s text:c="7"/>TTACCTGTTTATGGGAAAAGATCAGATTGCAGCTCCAAGAATAGCATATT</text:p>
      <text:p text:style-name="P1">Callipepla_squamata_Repeatmask <text:s text:c="5"/>TTACCTGTTTATGGGAAAAGATCAGATTGCAGCTCCAAGAATAGCATATT</text:p>
      <text:p text:style-name="P1"><text:s text:c="36"/>**************************************************</text:p>
      <text:p text:style-name="P1"/>
      <text:p text:style-name="P1">Callipepla_squamata_Unmasked <text:s text:c="7"/>TGTGATTTGATGATACTCATAATCATTTCAGACCTGAACCCACAGTAATA</text:p>
      <text:p text:style-name="P1">Callipepla_squamata_Repeatmask <text:s text:c="5"/>TGTGATTTGATGATACTCATAATCATTTCAGACCTGAACCCACAGTAATA</text:p>
      <text:p text:style-name="P1"><text:s text:c="36"/>**************************************************</text:p>
      <text:p text:style-name="P1"/>
      <text:p text:style-name="P1">Callipepla_squamata_Unmasked <text:s text:c="7"/>AGGGAAGACTGTGTTCAGGCGTACAAAACCAGTCAAGTAACTCTTACTGA</text:p>
      <text:p text:style-name="P1">Callipepla_squamata_Repeatmask <text:s text:c="5"/>AGGGAAGACTGTGTTCAGGCGTACAAAACCAGTCAAGTAACTCTTACTGA</text:p>
      <text:p text:style-name="P1"><text:s text:c="36"/>**************************************************</text:p>
      <text:p text:style-name="P1"/>
      <text:p text:style-name="P1">Callipepla_squamata_Unmasked <text:s text:c="7"/>AAGTTTTTGTTGAAAGAAAAAGATTTTTATGGCCATGTGGATATTCCTAT</text:p>
      <text:p text:style-name="P1">Callipepla_squamata_Repeatmask <text:s text:c="5"/>AAGTTTTTGTTGAAAGAAAAAGATTTTTATGGCCATGTGGATATTCCTAT</text:p>
      <text:p text:style-name="P1"><text:s text:c="36"/>**************************************************</text:p>
      <text:p text:style-name="P1"/>
      <text:p text:style-name="P1">Callipepla_squamata_Unmasked <text:s text:c="7"/>TAAGAATACAACTTCTTCCCGTTTTGAGTATTAAAATAGCGATCTTTTCA</text:p>
      <text:p text:style-name="P1">Callipepla_squamata_Repeatmask <text:s text:c="5"/>TAAGAATACAACTTCTTCCCGTTTTGAGTATTAAAATAGCGATCTTTTCA</text:p>
      <text:p text:style-name="P1"><text:s text:c="36"/>**************************************************</text:p>
      <text:p text:style-name="P1"/>
      <text:p text:style-name="P1">Callipepla_squamata_Unmasked <text:s text:c="7"/>ATGAGAATAGATTTTTCTTTTCTTAGGGACTTAAAAATTTTGAGCTTTCC</text:p>
      <text:p text:style-name="P1">Callipepla_squamata_Repeatmask <text:s text:c="5"/>ATGAGAATAGATTTTTCTTTTCTTAGGGACTTAAAAATTTTGAGCTTTCC</text:p>
      <text:p text:style-name="P1"><text:s text:c="36"/>**************************************************</text:p>
      <text:p text:style-name="P2"/>
      <text:p text:style-name="P2">Callipepla_squamata_Unmasked <text:s text:c="7"/>AAAAAAAAAAAAAAAAAAAAAGACTTGAAAACAGATAAAATATTTATAAC</text:p>
      <text:p text:style-name="P2">Callipepla_squamata_Repeatmask <text:s text:c="5"/>NNNNNNNNNNNNNNNNNNNNNGACTTGAAAACAGATAAAATATTTATAAC</text:p>
      <text:p text:style-name="P2"><text:s text:c="57"/>*****************************</text:p>
      <text:p text:style-name="P2"/>
      <text:p text:style-name="P2">Callipepla_squamata_Unmasked <text:s text:c="7"/>GCTCTTCTTCCCTGAATTCAAAATAATGGAAATAATGAGATAAATAAATA</text:p>
      <text:p text:style-name="P2">Callipepla_squamata_Repeatmask <text:s text:c="5"/>GCTCTTCTTCCCTGAATTCAAAATAATGGAAATAATGAGATAAATAAATA</text:p>
      <text:p text:style-name="P2"><text:s text:c="36"/>**************************************************</text:p>
      <text:p text:style-name="P2"/>
      <text:p text:style-name="P2">Callipepla_squamata_Unmasked <text:s text:c="7"/>GAAAAAAATAAGATCCTCCAAAAACTTCAAATCTTTTTTTTTTTTTTTTT</text:p>
      <text:p text:style-name="P2">Callipepla_squamata_Repeatmask <text:s text:c="5"/>GAAAAAAATAAGATCCTCCAAAAACTTCAAATCNNNNNNNNNNNNNNNNN</text:p>
      <text:p text:style-name="P2"><text:s text:c="36"/>********************************* <text:s text:c="16"/></text:p>
      <text:p text:style-name="P2"/>
      <text:p text:style-name="P2">Callipepla_squamata_Unmasked <text:s text:c="7"/>TTTTAACACCAAAAGCTGTGCCAATAGATTTTCAACCAATATTTTCACTA</text:p>
      <text:p text:style-name="P2">Callipepla_squamata_Repeatmask <text:s text:c="5"/>NNNNAACACCAAAAGCTGTGCCAATAGATTTTCAACCAATATTTTCACTA</text:p>
      <text:p text:style-name="P2"><text:s text:c="40"/>**********************************************</text:p>
      <text:p text:style-name="P2"/>
      <text:p text:style-name="P1">Callipepla_squamata_Unmasked <text:s text:c="7"/>AAGATGCTTATTTTTGAAAAGTTCTAATTTCATTTGGACATTCCTTAGTT</text:p>
      <text:p text:style-name="P1">Callipepla_squamata_Repeatmask <text:s text:c="5"/>AAGATGCTTATTTTTGAAAAGTTCTAATTTCATTTGGACATTCCTTAGTT</text:p>
      <text:p text:style-name="P1"><text:s text:c="36"/>**************************************************</text:p>
      <text:p text:style-name="P1"><text:soft-page-break/></text:p>
      <text:p text:style-name="P1">Callipepla_squamata_Unmasked <text:s text:c="7"/>CTGGTGGCTCTCTTTTCTCTCTAAATATATCAGAACTTTTATTTATATTT</text:p>
      <text:p text:style-name="P1">Callipepla_squamata_Repeatmask <text:s text:c="5"/>CTGGTGGCTCTCTTTTCTCTCTAAATATATCAGAACTTTTATTTATATTT</text:p>
      <text:p text:style-name="P1"><text:s text:c="36"/>**************************************************</text:p>
      <text:p text:style-name="P1"/>
      <text:p text:style-name="P1">Callipepla_squamata_Unmasked <text:s text:c="7"/>CAAG<text:span text:style-name="T1">TTTCACACTATAAGTGCAGAGTTCAGACAGTTTGGCCGAAAAACAG</text:span></text:p>
      <text:p text:style-name="P1">Callipepla_squamata_Repeatmask <text:s text:c="5"/>CAAG<text:span text:style-name="T1">TTTCACACTATAAGTGCAGAGTTCAGACAGTTTGGCCGAAAAACAG</text:span></text:p>
      <text:p text:style-name="P1"><text:s text:c="36"/>**************************************************</text:p>
      <text:p text:style-name="P2"/>
      <text:p text:style-name="P2">Callipepla_squamata_Unmasked <text:s text:c="7"/><text:span text:style-name="T1">GCG</text:span>TGGTGGACAAGAAGCTAGATTTGAGCTAGCAGTGTATACTTGTAGCC</text:p>
      <text:p text:style-name="P2">Callipepla_squamata_Repeatmask <text:s text:c="5"/><text:span text:style-name="T1">GCG</text:span>NNNNNNNNNNNNNNNNNNNNNNNNNNNNNNNNNNNNNNNNNNNNNNN</text:p>
      <text:p text:style-name="P2"><text:s text:c="36"/>*** <text:s text:c="46"/></text:p>
      <text:p text:style-name="P2"/>
      <text:p text:style-name="P2">Callipepla_squamata_Unmasked <text:s text:c="7"/>CAGTAGTCCCACTATATCCTGGGCTGCATTAAAAAAGAGTGGCCAGCAGG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GAGAGAGAGGTCATTGTCCCCCTCTACTCAGCTCTTGTGAGGCCCCAGCT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GGAGTACTGCATCCAGCCTTGGGGCCCCCAGCACAAGGAAGGCATAGAGC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TCTTGGAACGGGTCCAGAGGAGGGACACTAAAATGATCAGAGGGCTGGAG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CACCGCTCCTGTAAGGAGAGGTTGAGGGAACTGGACTTGTTTGGCTTGGA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GACCAGGGAGACCTCTCTGTGACCTTTCAGTATGTGAAGGGAGCAAATAA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ACAGGAGGGGGAGCAATTGTTTACACAGGTTGATAGTGATAGGACAAGGG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GAAATGGTTTTAAACTAAGACAGGGAAGGTTGAGGTTAGATGCTAGGGGG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AAGTTTTTCACTGAGAGGGTGGTGACACACTGGAACAGGTTGCCCAGATG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GGATGTGGATGCCCCATCCCAGAAGGCATTCAAAGCAAGGCTGGATGGGG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CTCTAGGCAGCCTGCTCTAGCATCTGGTGACCCTGCTCACAGCAGGGGAA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TTGAAAACAGATATCTTTAAAGTCCTTTTCAACCTGGGTTGTTCT<text:span text:style-name="T1">ACATA</text:span></text:p>
      <text:p text:style-name="P2">Callipepla_squamata_Repeatmask <text:s text:c="5"/>NNNNNNNNNNNNNNNNNNNNNNNNNNNNNNNNNNNNNNNNNNNNN<text:span text:style-name="T1">ACATA</text:span></text:p>
      <text:p text:style-name="P1"><text:soft-page-break/><text:s text:c="81"/>*****</text:p>
      <text:p text:style-name="P1"/>
      <text:p text:style-name="P1">Callipepla_squamata_Unmasked <text:s text:c="7"/><text:span text:style-name="T1">AAAATGTGAAGCTAACCATGTCTGTCCCAAAGAACCAGAACCAGACTATG</text:span></text:p>
      <text:p text:style-name="P1">Callipepla_squamata_Repeatmask <text:s text:c="5"/><text:span text:style-name="T1">AAAATGTGAAGCTAACCATGTCTGTCCCAAAGAACCAGAACCAGACTATG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GCGCTGACTTTCAATGTAAATTGTA</text:span>AACTGAGGTTTTGGTTTTGTGCCAT</text:p>
      <text:p text:style-name="P1">Callipepla_squamata_Repeatmask <text:s text:c="5"/><text:span text:style-name="T1">GCGCTGACTTTCAATGTAAATTGTA</text:span>AACTGAGGTTTTGGTTTTGTGCCAT</text:p>
      <text:p text:style-name="P1"><text:s text:c="36"/>**************************************************</text:p>
      <text:p text:style-name="P1"/>
      <text:p text:style-name="P1">Callipepla_squamata_Unmasked <text:s text:c="7"/>AGTTAGTTGTGTAATAATTCAAATCACGTTTTATTCAGTTCTCTGAAGAA</text:p>
      <text:p text:style-name="P1">Callipepla_squamata_Repeatmask <text:s text:c="5"/>AGTTAGTTGTGTAATAATTCAAATCACGTTTTATTCAGTTCTCTGAAGAA</text:p>
      <text:p text:style-name="P1"><text:s text:c="36"/>**************************************************</text:p>
      <text:p text:style-name="P1"/>
      <text:p text:style-name="P1">Callipepla_squamata_Unmasked <text:s text:c="7"/>GTTCTACCAGTTCCTGTTTAAGTCAAACTGAATATACAAAAAGGGGCATA</text:p>
      <text:p text:style-name="P1">Callipepla_squamata_Repeatmask <text:s text:c="5"/>GTTCTACCAGTTCCTGTTTAAGTCAAACTGAATATACAAAAAGGGGCATA</text:p>
      <text:p text:style-name="P1"><text:s text:c="36"/>**************************************************</text:p>
      <text:p text:style-name="P1"/>
      <text:p text:style-name="P1">Callipepla_squamata_Unmasked <text:s text:c="7"/>TGTTTCAGTATTTTTTCAGGTAGGGACTGCTTTCCAAAAGCAGCGCTTTA</text:p>
      <text:p text:style-name="P1">Callipepla_squamata_Repeatmask <text:s text:c="5"/>TGTTTCAGTATTTTTTCAGGTAGGGACTGCTTTCCAAAAGCAGCGCTTTA</text:p>
      <text:p text:style-name="P1"><text:s text:c="36"/>**************************************************</text:p>
      <text:p text:style-name="P1"/>
      <text:p text:style-name="P1">Callipepla_squamata_Unmasked <text:s text:c="7"/>ATGCTAGAGGTTAAAGAGAGCACACAGTATGTAGGCATGTGGATTGCAAA</text:p>
      <text:p text:style-name="P1">Callipepla_squamata_Repeatmask <text:s text:c="5"/>ATGCTAGAGGTTAAAGAGAGCACACAGTATGTAGGCATGTGGATTGCAAA</text:p>
      <text:p text:style-name="P1"><text:s text:c="36"/>**************************************************</text:p>
      <text:p text:style-name="P1"/>
      <text:p text:style-name="P1">Callipepla_squamata_Unmasked <text:s text:c="7"/>GCCATAAGACAAAACCAAAACACGAAAAATGATTAAGATAGGGGTACATT</text:p>
      <text:p text:style-name="P1">Callipepla_squamata_Repeatmask <text:s text:c="5"/>GCCATAAGACAAAACCAAAACACGAAAAATGATTAAGATAGGGGTACATT</text:p>
      <text:p text:style-name="P1"><text:s text:c="36"/>**************************************************</text:p>
      <text:p text:style-name="P1"/>
      <text:p text:style-name="P1">Callipepla_squamata_Unmasked <text:s text:c="7"/>CCTCTCATCACTCATTATAACTTAGGTCAGATTTAAATTATTTTCCTGAA</text:p>
      <text:p text:style-name="P1">Callipepla_squamata_Repeatmask <text:s text:c="5"/>CCTCTCATCACTCATTATAACTTAGGTCAGATTTAAATTATTTTCCTGAA</text:p>
      <text:p text:style-name="P1"><text:s text:c="36"/>**************************************************</text:p>
      <text:p text:style-name="P1"/>
      <text:p text:style-name="P1">Callipepla_squamata_Unmasked <text:s text:c="7"/>TTTTTCACTCAGTGTTTTAAAACTAACCATAATTAGAGTGTTCTTTCTTC</text:p>
      <text:p text:style-name="P1">Callipepla_squamata_Repeatmask <text:s text:c="5"/>TTTTTCACTCAGTGTTTTAAAACTAACCATAATTAGAGTGTTCTTTCTTC</text:p>
      <text:p text:style-name="P1"><text:s text:c="36"/>**************************************************</text:p>
      <text:p text:style-name="P1"/>
      <text:p text:style-name="P1">Callipepla_squamata_Unmasked <text:s text:c="7"/>TATTATACACACAGGACTGAAGGAAAACTAATGAAAGGGATATGGAGGTT</text:p>
      <text:p text:style-name="P1">Callipepla_squamata_Repeatmask <text:s text:c="5"/>TATTATACACACAGGACTGAAGGAAAACTAATGAAAGGGATATGGAGGTT</text:p>
      <text:p text:style-name="P1"><text:s text:c="36"/>**************************************************</text:p>
      <text:p text:style-name="P1"/>
      <text:p text:style-name="P1">Callipepla_squamata_Unmasked <text:s text:c="7"/>TAGTGTCTGAAGTGATAGGGTACATGCCGGCTAGGTACAAGGAAGATGCT</text:p>
      <text:p text:style-name="P1">Callipepla_squamata_Repeatmask <text:s text:c="5"/>TAGTGTCTGAAGTGATAGGGTACATGCCGGCTAGGTACAAGGAAGATGCT</text:p>
      <text:p text:style-name="P1"><text:s text:c="36"/>**************************************************</text:p>
      <text:p text:style-name="P1"/>
      <text:p text:style-name="P1">Callipepla_squamata_Unmasked <text:s text:c="7"/>AGATTCAAAGATCTGAATTTGTAACGCAATACAGGTATGTCATGTGAATT</text:p>
      <text:p text:style-name="P1">Callipepla_squamata_Repeatmask <text:s text:c="5"/>AGATTCAAAGATCTGAATTTGTAACGCAATACAGGTATGTCATGTGAATT</text:p>
      <text:p text:style-name="P1"><text:s text:c="36"/>**************************************************</text:p>
      <text:p text:style-name="P1"/>
      <text:p text:style-name="P1">Callipepla_squamata_Unmasked <text:s text:c="7"/>AATGTAATTTTCAAGAAACTTCACAAATAAACTAGCAGAATTTAATGGTA</text:p>
      <text:p text:style-name="P1">Callipepla_squamata_Repeatmask <text:s text:c="5"/>AATGTAATTTTCAAGAAACTTCACAAATAAACTAGCAGAATTTAATGGTA</text:p>
      <text:p text:style-name="P1"><text:s text:c="36"/>**************************************************</text:p>
      <text:p text:style-name="P1"/>
      <text:p text:style-name="P1">Callipepla_squamata_Unmasked <text:s text:c="7"/>ATAATACTAACCAAAACAGAAAAGGAGAGGTGGTAGATGAATTTATAGAC</text:p>
      <text:p text:style-name="P1">Callipepla_squamata_Repeatmask <text:s text:c="5"/>ATAATACTAACCAAAACAGAAAAGGAGAGGTGGTAGATGAATTTATAGAC</text:p>
      <text:p text:style-name="P1"><text:s text:c="36"/>**************************************************</text:p>
      <text:p text:style-name="P1"/>
      <text:p text:style-name="P1">Callipepla_squamata_Unmasked <text:s text:c="7"/>CCAAGTCACTGTTGATATTGTCTTTTTCTCAAATTCTGGAAAGTCCAAAT</text:p>
      <text:p text:style-name="P1"><text:soft-page-break/>Callipepla_squamata_Repeatmask <text:s text:c="5"/>CCAAGTCACTGTTGATATTGTCTTTTTCTCAAATTCTGGAAAGTCCAAAT</text:p>
      <text:p text:style-name="P1"><text:s text:c="36"/>**************************************************</text:p>
      <text:p text:style-name="P1"/>
      <text:p text:style-name="P1">Callipepla_squamata_Unmasked <text:s text:c="7"/>GTAGAATGAAAAATTACATGTTTAATTATTAGTTCACAGCTATTGCATGA</text:p>
      <text:p text:style-name="P1">Callipepla_squamata_Repeatmask <text:s text:c="5"/>GTAGAATGAAAAATTACATGTTTAATTATTAGTTCACAGCTATTGCATGA</text:p>
      <text:p text:style-name="P1"><text:s text:c="36"/>**************************************************</text:p>
      <text:p text:style-name="P1"/>
      <text:p text:style-name="P1">Callipepla_squamata_Unmasked <text:s text:c="7"/>CACCTACCGGTGAGTTAGTTAATATAATATTAACATACATTGTTCTATTA</text:p>
      <text:p text:style-name="P1">Callipepla_squamata_Repeatmask <text:s text:c="5"/>CACCTACCGGTGAGTTAGTTAATATAATATTAACATACATTGTTCTATTA</text:p>
      <text:p text:style-name="P1"><text:s text:c="36"/>**************************************************</text:p>
      <text:p text:style-name="P1"/>
      <text:p text:style-name="P1">Callipepla_squamata_Unmasked <text:s text:c="7"/>CGATGGAGCTACATTTATCTCAAATCTTTAAAAAATGATTGTAAAAAAAA</text:p>
      <text:p text:style-name="P1">Callipepla_squamata_Repeatmask <text:s text:c="5"/>CGATGGAGCTACATTTATCTCAAATCTTTAAAAAATGATTGTAAAAAAAA</text:p>
      <text:p text:style-name="P1"><text:s text:c="36"/>**************************************************</text:p>
      <text:p text:style-name="P1"/>
      <text:p text:style-name="P1">Callipepla_squamata_Unmasked <text:s text:c="7"/>TTTGTGTGTAATCTGTGATACCCGACCTCAGTATAATTATTTTTTCACTT</text:p>
      <text:p text:style-name="P1">Callipepla_squamata_Repeatmask <text:s text:c="5"/>TTTGTGTGTAATCTGTGATACCCGACCTCAGTATAATTATTTTTTCACTT</text:p>
      <text:p text:style-name="P1"><text:s text:c="36"/>**************************************************</text:p>
      <text:p text:style-name="P1"/>
      <text:p text:style-name="P1">Callipepla_squamata_Unmasked <text:s text:c="7"/>TTACTTTAGAATGCCAATCATTATAGTTCATATCCTCCAAACAGCAATAA</text:p>
      <text:p text:style-name="P1">Callipepla_squamata_Repeatmask <text:s text:c="5"/>TTACTTTAGAATGCCAATCATTATAGTTCATATCCTCCAAACAGCAATAA</text:p>
      <text:p text:style-name="P1"><text:s text:c="36"/>**************************************************</text:p>
      <text:p text:style-name="P1"/>
      <text:p text:style-name="P1">Callipepla_squamata_Unmasked <text:s text:c="7"/>TTTAAACAAATAAGAAATAATTATTTGATGATATTGAATTAATATTTTCC</text:p>
      <text:p text:style-name="P1">Callipepla_squamata_Repeatmask <text:s text:c="5"/>TTTAAACAAATAAGAAATAATTATTTGATGATATTGAATTAATATTTTCC</text:p>
      <text:p text:style-name="P1"><text:s text:c="36"/>**************************************************</text:p>
      <text:p text:style-name="P1"/>
      <text:p text:style-name="P1">Callipepla_squamata_Unmasked <text:s text:c="7"/>TGTACTATTTTGTAATTGAGAGCAGTTCTCCCACAGCTTACTTTTCTTAG</text:p>
      <text:p text:style-name="P1">Callipepla_squamata_Repeatmask <text:s text:c="5"/>TGTACTATTTTGTAATTGAGAGCAGTTCTCCCACAGCTTACTTTTCTTAG</text:p>
      <text:p text:style-name="P1"><text:s text:c="36"/>**************************************************</text:p>
      <text:p text:style-name="P1"/>
      <text:p text:style-name="P1">Callipepla_squamata_Unmasked <text:s text:c="7"/>CTGTCTCAGTAAACTAAAGTAGTAATATGGCATGTTTTTCTTTTTATTTG</text:p>
      <text:p text:style-name="P1">Callipepla_squamata_Repeatmask <text:s text:c="5"/>CTGTCTCAGTAAACTAAAGTAGTAATATGGCATGTTTTTCTTTTTATTTG</text:p>
      <text:p text:style-name="P1"><text:s text:c="36"/>**************************************************</text:p>
      <text:p text:style-name="P1"/>
      <text:p text:style-name="P1">Callipepla_squamata_Unmasked <text:s text:c="7"/>GAGGTAGGAGAGTGAAAATTGCTTGTTAAGTAGTGAAAGAATTAAAAGGG</text:p>
      <text:p text:style-name="P1">Callipepla_squamata_Repeatmask <text:s text:c="5"/>GAGGTAGGAGAGTGAAAATTGCTTGTTAAGTAGTGAAAGAATTAAAAGGG</text:p>
      <text:p text:style-name="P1"><text:s text:c="36"/>**************************************************</text:p>
      <text:p text:style-name="P1"/>
      <text:p text:style-name="P1">Callipepla_squamata_Unmasked <text:s text:c="7"/>AAAGATCTCACTGAAGAATAGCTTTGGGTATGAATTGATGTCCATCTGGA</text:p>
      <text:p text:style-name="P1">Callipepla_squamata_Repeatmask <text:s text:c="5"/>AAAGATCTCACTGAAGAATAGCTTTGGGTATGAATTGATGTCCATCTGGA</text:p>
      <text:p text:style-name="P1"><text:s text:c="36"/>**************************************************</text:p>
      <text:p text:style-name="P1"/>
      <text:p text:style-name="P1">Callipepla_squamata_Unmasked <text:s text:c="7"/>AAAAAAAAAAAGAAAAAGGATTTATTTTTAGATTTG<text:span text:style-name="T1">ATTGATGCATAGAG</text:span></text:p>
      <text:p text:style-name="P1">Callipepla_squamata_Repeatmask <text:s text:c="5"/>AAAAAAAAAAAGAAAAAGGATTTATTTTTAGATTTG<text:span text:style-name="T1">ATTGATGCATAGAG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TGACAATTTGTGTTTAATGAAGATGATAACTGGAGATTTTTATAATGAAG</text:span></text:p>
      <text:p text:style-name="P1">Callipepla_squamata_Repeatmask <text:s text:c="5"/><text:span text:style-name="T1">TGACAATTTGTGTTTAATGAAGATGATAACTGGAGATTTTTATAATGAAG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GCAACTGTAAACATGTACTACAGTCACCATACCAGAATGATCACACTGAC</text:span></text:p>
      <text:p text:style-name="P1">Callipepla_squamata_Repeatmask <text:s text:c="5"/><text:span text:style-name="T1">GCAACTGTAAACATGTACTACAGTCACCATACCAGAATGATCACACTGAC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AGGCAGGAAGGGCAAGAGTATGTAATGAACAAAA</text:span>ACATGGTTTTGGGCAC</text:p>
      <text:p text:style-name="P1">Callipepla_squamata_Repeatmask <text:s text:c="5"/><text:span text:style-name="T1">AGGCAGGAAGGGCAAGAGTATGTAATGAACAAAA</text:span>ACATGGTTTTGGGCAC</text:p>
      <text:p text:style-name="P1"><text:s text:c="36"/>**************************************************</text:p>
      <text:p text:style-name="P1"/>
      <text:p text:style-name="P1"><text:soft-page-break/>Callipepla_squamata_Unmasked <text:s text:c="7"/>TGTGAAAACTCCAGAACTGTCTCCAAAAGCAACAGAAAACACTGGGGCAT</text:p>
      <text:p text:style-name="P1">Callipepla_squamata_Repeatmask <text:s text:c="5"/>TGTGAAAACTCCAGAACTGTCTCCAAAAGCAACAGAAAACACTGGGGCAT</text:p>
      <text:p text:style-name="P1"><text:s text:c="36"/>**************************************************</text:p>
      <text:p text:style-name="P1"/>
      <text:p text:style-name="P1">Callipepla_squamata_Unmasked <text:s text:c="7"/>ACAAGCATTCCCTGAAGTGGAATCATGTTCTTATTTGTGTATTGAAATGC</text:p>
      <text:p text:style-name="P1">Callipepla_squamata_Repeatmask <text:s text:c="5"/>ACAAGCATTCCCTGAAGTGGAATCATGTTCTTATTTGTGTATTGAAATGC</text:p>
      <text:p text:style-name="P1"><text:s text:c="36"/>**************************************************</text:p>
      <text:p text:style-name="P1"/>
      <text:p text:style-name="P1">Callipepla_squamata_Unmasked <text:s text:c="7"/>AGCATAACTTTTGGAAAAACATCTGACAACTGTTTATGTTGTGTACTTGA</text:p>
      <text:p text:style-name="P1">Callipepla_squamata_Repeatmask <text:s text:c="5"/>AGCATAACTTTTGGAAAAACATCTGACAACTGTTTATGTTGTGTACTTGA</text:p>
      <text:p text:style-name="P1"><text:s text:c="36"/>**************************************************</text:p>
      <text:p text:style-name="P1"/>
      <text:p text:style-name="P1">Callipepla_squamata_Unmasked <text:s text:c="7"/>AGAAGATAAATACTTATCCAGACAGTGAATACTAAGTTTATCAATCATTA</text:p>
      <text:p text:style-name="P1">Callipepla_squamata_Repeatmask <text:s text:c="5"/>AGAAGATAAATACTTATCCAGACAGTGAATACTAAGTTTATCAATCATTA</text:p>
      <text:p text:style-name="P1"><text:s text:c="36"/>**************************************************</text:p>
      <text:p text:style-name="P2"/>
      <text:p text:style-name="P2">Callipepla_squamata_Unmasked <text:s text:c="7"/>TGCTAATATGCAGAATCATGTATAGATATGACACGAATATTCTTACAGGT</text:p>
      <text:p text:style-name="P2">Callipepla_squamata_Repeatmask <text:s text:c="5"/>TGCTAATATGCAGAATCATGTATAGATATGACACGAATATTCTTACAGGN</text:p>
      <text:p text:style-name="P2"><text:s text:c="36"/>************************************************* </text:p>
      <text:p text:style-name="P2"/>
      <text:p text:style-name="P2">Callipepla_squamata_Unmasked <text:s text:c="7"/>ATAATTTAAATATAAAATTTATAAATCTATCTATCTATCTATGTATATAT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ATATATTTAAGTAACATTTCATAAGGAATCAGTCATTCCCAATTACTTAA</text:p>
      <text:p text:style-name="P2">Callipepla_squamata_Repeatmask <text:s text:c="5"/>NNNNNNNNNAGTAACATTTCATAAGGAATCAGTCATTCCCAATTACTTAA</text:p>
      <text:p text:style-name="P2"><text:s text:c="45"/>*****************************************</text:p>
      <text:p text:style-name="P1"/>
      <text:p text:style-name="P1">Callipepla_squamata_Unmasked <text:s text:c="7"/>CTTACATGCTGCCTGCAGCTTTTTGTTTTTTAGTATTACATTTCTCATTT</text:p>
      <text:p text:style-name="P1">Callipepla_squamata_Repeatmask <text:s text:c="5"/>CTTACATGCTGCCTGCAGCTTTTTGTTTTTTAGTATTACATTTCTCATTT</text:p>
      <text:p text:style-name="P1"><text:s text:c="36"/>**************************************************</text:p>
      <text:p text:style-name="P1"/>
      <text:p text:style-name="P1">Callipepla_squamata_Unmasked <text:s text:c="7"/>CCTCAGAAACTGAAACAGATAAAAATAGAGTATACTACAGTACCACCTTG</text:p>
      <text:p text:style-name="P1">Callipepla_squamata_Repeatmask <text:s text:c="5"/>CCTCAGAAACTGAAACAGATAAAAATAGAGTATACTACAGTACCACCTTG</text:p>
      <text:p text:style-name="P1"><text:s text:c="36"/>**************************************************</text:p>
      <text:p text:style-name="P1"/>
      <text:p text:style-name="P1">Callipepla_squamata_Unmasked <text:s text:c="7"/>TGTTGAGATGAAAAGGGTGCAGCTTGCATTCCATTGTGGTACAGCATGAC</text:p>
      <text:p text:style-name="P1">Callipepla_squamata_Repeatmask <text:s text:c="5"/>TGTTGAGATGAAAAGGGTGCAGCTTGCATTCCATTGTGGTACAGCATGAC</text:p>
      <text:p text:style-name="P1"><text:s text:c="36"/>**************************************************</text:p>
      <text:p text:style-name="P1"/>
      <text:p text:style-name="P1">Callipepla_squamata_Unmasked <text:s text:c="7"/>TGCTCAACAATCATCCTTTGTAACAAGGAGAAATAAGCTCTACTGGCATT</text:p>
      <text:p text:style-name="P1">Callipepla_squamata_Repeatmask <text:s text:c="5"/>TGCTCAACAATCATCCTTTGTAACAAGGAGAAATAAGCTCTACTGGCATT</text:p>
      <text:p text:style-name="P1"><text:s text:c="36"/>**************************************************</text:p>
      <text:p text:style-name="P1"/>
      <text:p text:style-name="P1">Callipepla_squamata_Unmasked <text:s text:c="7"/>TGTAGAAACAGGTTTTTTATTATTATTATTACTTCTATTCTAATAAATTA</text:p>
      <text:p text:style-name="P1">Callipepla_squamata_Repeatmask <text:s text:c="5"/>TGTAGAAACAGGTTTTTTATTATTATTATTACTTCTATTCTAATAAATTA</text:p>
      <text:p text:style-name="P1"><text:s text:c="36"/>**************************************************</text:p>
      <text:p text:style-name="P1"/>
      <text:p text:style-name="P1">Callipepla_squamata_Unmasked <text:s text:c="7"/>CTGAAAGCTTTCATGAAACTAGTATGTAAGTTTAGTAGTGATGCTGGCAG</text:p>
      <text:p text:style-name="P1">Callipepla_squamata_Repeatmask <text:s text:c="5"/>CTGAAAGCTTTCATGAAACTAGTATGTAAGTTTAGTAGTGATGCTGGCAG</text:p>
      <text:p text:style-name="P1"><text:s text:c="36"/>**************************************************</text:p>
      <text:p text:style-name="P1"/>
      <text:p text:style-name="P1">Callipepla_squamata_Unmasked <text:s text:c="7"/>CTTGCATGCCTTGTTACCCATTTTCCACACTCAGTTAGGTACAGGGACAG</text:p>
      <text:p text:style-name="P1">Callipepla_squamata_Repeatmask <text:s text:c="5"/>CTTGCATGCCTTGTTACCCATTTTCCACACTCAGTTAGGTACAGGGACAG</text:p>
      <text:p text:style-name="P1"><text:s text:c="36"/>**************************************************</text:p>
      <text:p text:style-name="P1"/>
      <text:p text:style-name="P1">Callipepla_squamata_Unmasked <text:s text:c="7"/>GTATCAGCCATAAATATTGTGGTACTTGGAAAGACTGAAAACTTTACAGA</text:p>
      <text:p text:style-name="P1">Callipepla_squamata_Repeatmask <text:s text:c="5"/>GTATCAGCCATAAATATTGTGGTACTTGGAAAGACTGAAAACTTTACAGA</text:p>
      <text:p text:style-name="P1"><text:s text:c="36"/>**************************************************</text:p>
      <text:p text:style-name="P2"><text:soft-page-break/></text:p>
      <text:p text:style-name="P2">Callipepla_squamata_Unmasked <text:s text:c="7"/>TAGAACATGATAGAAAGGCAAAACAAACAAGCAAACAAACAAACACAGTA</text:p>
      <text:p text:style-name="P2">Callipepla_squamata_Repeatmask <text:s text:c="5"/>TAGAACATGATAGAAAGGCANNNNNNNNNNNNNNNNNNNNNNNNNCAGTA</text:p>
      <text:p text:style-name="P2"><text:s text:c="36"/>******************** <text:s text:c="24"/>*****</text:p>
      <text:p text:style-name="P1"/>
      <text:p text:style-name="P1">Callipepla_squamata_Unmasked <text:s text:c="7"/>TGGAATCCTCAAACTAGCAATTGTTTCCATGGGTATCTGCTGCATGTTGC</text:p>
      <text:p text:style-name="P1">Callipepla_squamata_Repeatmask <text:s text:c="5"/>TGGAATCCTCAAACTAGCAATTGTTTCCATGGGTATCTGCTGCATGTTGC</text:p>
      <text:p text:style-name="P1"><text:s text:c="36"/>**************************************************</text:p>
      <text:p text:style-name="P1"/>
      <text:p text:style-name="P1">Callipepla_squamata_Unmasked <text:s text:c="7"/>TATATCACTATAGAGAGCTGCACCCCATGTGATCACTTTTTGGGGTTCAG</text:p>
      <text:p text:style-name="P1">Callipepla_squamata_Repeatmask <text:s text:c="5"/>TATATCACTATAGAGAGCTGCACCCCATGTGATCACTTTTTGGGGTTCAG</text:p>
      <text:p text:style-name="P1"><text:s text:c="36"/>**************************************************</text:p>
      <text:p text:style-name="P1"/>
      <text:p text:style-name="P1">Callipepla_squamata_Unmasked <text:s text:c="7"/>ATTTCCTCTCCTCCAGAAAATTCTACTACTTCAAGTCACTCCCCGAGGGA</text:p>
      <text:p text:style-name="P1">Callipepla_squamata_Repeatmask <text:s text:c="5"/>ATTTCCTCTCCTCCAGAAAATTCTACTACTTCAAGTCACTCCCCGAGGGA</text:p>
      <text:p text:style-name="P1"><text:s text:c="36"/>**************************************************</text:p>
      <text:p text:style-name="P1"/>
      <text:p text:style-name="P1">Callipepla_squamata_Unmasked <text:s text:c="7"/>AGAGACAAAGCTGGGAGTGGCTGTATATTCCATATACATGGATCTTGTGC</text:p>
      <text:p text:style-name="P1">Callipepla_squamata_Repeatmask <text:s text:c="5"/>AGAGACAAAGCTGGGAGTGGCTGTATATTCCATATACATGGATCTTGTGC</text:p>
      <text:p text:style-name="P1"><text:s text:c="36"/>**************************************************</text:p>
      <text:p text:style-name="P1"/>
      <text:p text:style-name="P1">Callipepla_squamata_Unmasked <text:s text:c="7"/>CGTCTTGATGCCAACATTGCCATCACCAAACAAAGTAATACGAGTTATGG</text:p>
      <text:p text:style-name="P1">Callipepla_squamata_Repeatmask <text:s text:c="5"/>CGTCTTGATGCCAACATTGCCATCACCAAACAAAGTAATACGAGTTATGG</text:p>
      <text:p text:style-name="P1"><text:s text:c="36"/>**************************************************</text:p>
      <text:p text:style-name="P1"/>
      <text:p text:style-name="P1">Callipepla_squamata_Unmasked <text:s text:c="7"/>AAAAAAAATCCAGGATAAAAATAGCTGTTGATTAGTCCTTTCTGAACCTA</text:p>
      <text:p text:style-name="P1">Callipepla_squamata_Repeatmask <text:s text:c="5"/>AAAAAAAATCCAGGATAAAAATAGCTGTTGATTAGTCCTTTCTGAACCTA</text:p>
      <text:p text:style-name="P1"><text:s text:c="36"/>**************************************************</text:p>
      <text:p text:style-name="P1"/>
      <text:p text:style-name="P1">Callipepla_squamata_Unmasked <text:s text:c="7"/>CATGGAATAATTTCTCACAAATATGCTGTTCAAGAAGAAATGTTTTTCAC</text:p>
      <text:p text:style-name="P1">Callipepla_squamata_Repeatmask <text:s text:c="5"/>CATGGAATAATTTCTCACAAATATGCTGTTCAAGAAGAAATGTTTTTCAC</text:p>
      <text:p text:style-name="P1"><text:s text:c="36"/>**************************************************</text:p>
      <text:p text:style-name="P1"/>
      <text:p text:style-name="P1">Callipepla_squamata_Unmasked <text:s text:c="7"/>CTCCTTCCATTCCTAAGATTCTCACTGCAATGTTTGTCCTTTATTTGTCT</text:p>
      <text:p text:style-name="P1">Callipepla_squamata_Repeatmask <text:s text:c="5"/>CTCCTTCCATTCCTAAGATTCTCACTGCAATGTTTGTCCTTTATTTGTCT</text:p>
      <text:p text:style-name="P1"><text:s text:c="36"/>**************************************************</text:p>
      <text:p text:style-name="P1"/>
      <text:p text:style-name="P1">Callipepla_squamata_Unmasked <text:s text:c="7"/>ATTTGTCAAGCACGACACTTGAAGTATTTTACAAATATATTATTTTATCT</text:p>
      <text:p text:style-name="P1">Callipepla_squamata_Repeatmask <text:s text:c="5"/>ATTTGTCAAGCACGACACTTGAAGTATTTTACAAATATATTATTTTATCT</text:p>
      <text:p text:style-name="P1"><text:s text:c="36"/>**************************************************</text:p>
      <text:p text:style-name="P1"/>
      <text:p text:style-name="P1">Callipepla_squamata_Unmasked <text:s text:c="7"/>GTAACATGAATGAGACATGAATAGCACAAAAGATTAAGCAAGCTACTGCA</text:p>
      <text:p text:style-name="P1">Callipepla_squamata_Repeatmask <text:s text:c="5"/>GTAACATGAATGAGACATGAATAGCACAAAAGATTAAGCAAGCTACTGCA</text:p>
      <text:p text:style-name="P1"><text:s text:c="36"/>**************************************************</text:p>
      <text:p text:style-name="P1"/>
      <text:p text:style-name="P1">Callipepla_squamata_Unmasked <text:s text:c="7"/>AACCTCATCCCTAAAGATTCAGTTCCACAGCTTCAGATAGCCTCTGTCTC</text:p>
      <text:p text:style-name="P1">Callipepla_squamata_Repeatmask <text:s text:c="5"/>AACCTCATCCCTAAAGATTCAGTTCCACAGCTTCAGATAGCCTCTGTCTC</text:p>
      <text:p text:style-name="P1"><text:s text:c="36"/>**************************************************</text:p>
      <text:p text:style-name="P1"/>
      <text:p text:style-name="P1">Callipepla_squamata_Unmasked <text:s text:c="7"/>AAAACAGATTCCTGCTCTTTGACCACAATAACCCCAGACAATGCTTCAGG</text:p>
      <text:p text:style-name="P1">Callipepla_squamata_Repeatmask <text:s text:c="5"/>AAAACAGATNNNNNNNNNNNNNNNNNNNNNNNNNNNNNNNNNNNNNNNNN</text:p>
      <text:p text:style-name="P1"><text:s text:c="36"/>********* <text:s text:c="40"/></text:p>
      <text:p text:style-name="P1"/>
      <text:p text:style-name="P1">Callipepla_squamata_Unmasked <text:s text:c="7"/>TTTGGGCTGAGTGGCTGAAAAACTGTGTGGAAGAAATGGACCTGGGGGTG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TTGGTCAGTGCTCAGCCGAGCATGAGCCAGAAGTGTGCCCAAGTGGCCAA</text:p>
      <text:p text:style-name="P1">Callipepla_squamata_Repeatmask <text:s text:c="5"/>NNNNNNNNNNNNNNNNNNNNNNNNNNNNNNNNNNNNNNNNNNNNNNNNNN</text:p>
      <text:p text:style-name="P1"><text:soft-page-break/><text:s text:c="86"/></text:p>
      <text:p text:style-name="P1"/>
      <text:p text:style-name="P1">Callipepla_squamata_Unmasked <text:s text:c="7"/>GAAGGCATCCTGGATTGTATCAGAAATAGTGTTACCAAGAGGAACAGGGA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GTGATTGTCCCTCTGTAATCTGCACTGGAAATTCCACATTTTGAGTCC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GACTATTCCACATTTTGAGGCCCCAGACTACAAGAAAGACACTGAGGCC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TGGAGTGTGTTGACAGAAGGACAACAATTCTGTGAGGGCTCTGGAGCAC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AGCCTTATGAGGAGTGGCTGAGGAAACTGGAATCTTTTATTCTGGAGAA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AGAAGGCTCAGGGAAGACCTTATTGCTCTCTACAAGTACCAGAAGGTTG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TTGTGGTGAGGTGGGGGTCAGCCTCTTCACCCACGTAACTAGCAATAGG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GTAGAGGGAATGGCCTCAAGATGTTAGGAAGAATTTCTTCTCCTAAAGA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TGATTAGGAGCTGGAATGGACTGTGCAGGGAGGTGATTGAGTCACTAT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TCTGGTGTTGTTCTAGAAATGTTTAGATGTTGTACTAAGGGACATGGTT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GTGTGAAAATACCAGTGGTAGATGTTATAGTTGGATTTGATGATCTTGG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GGTCTTTTCAAGCCTCGGTGATTCTACGATTCTATGCGAATTTCACTTT</text:p>
      <text:p text:style-name="P1">Callipepla_squamata_Repeatmask <text:s text:c="5"/>NNNNNNNNNNNNNNNNNNNNNNNNNNNNNNNNNNNNNCGAATTTCACTTT</text:p>
      <text:p text:style-name="P1"><text:s text:c="73"/>*************</text:p>
      <text:p text:style-name="P1"/>
      <text:p text:style-name="P1">Callipepla_squamata_Unmasked <text:s text:c="7"/>TCCAGTCAAAATGCTATTGCCCACAGGCCATGTGTATTTACACAGAGTTT</text:p>
      <text:p text:style-name="P1">Callipepla_squamata_Repeatmask <text:s text:c="5"/>TCCAGTCAAAATGCTATTGCCCACAGGCCATGTGTATTTACACAGAGTTT</text:p>
      <text:p text:style-name="P1"><text:s text:c="36"/>**************************************************</text:p>
      <text:p text:style-name="P1"/>
      <text:p text:style-name="P1">Callipepla_squamata_Unmasked <text:s text:c="7"/>ACTGGATTGCAACATGCCCTGTATTCCTCTTGTAG<text:span text:style-name="T1">AACTTACATTTTACA</text:span></text:p>
      <text:p text:style-name="P1">Callipepla_squamata_Repeatmask <text:s text:c="5"/>ACTGGATTGCAACATGCCCTGTATTCCTCTTGTAG<text:span text:style-name="T1">AACTTACATTTTACA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GATGAGCTAATGGCCAGCACATTTAAAAATGGCTTTCTCAAAGGTCTTTG</text:span></text:p>
      <text:p text:style-name="P1"><text:soft-page-break/>Callipepla_squamata_Repeatmask <text:s text:c="5"/><text:span text:style-name="T1">GATGAGCTAATGGCCAGCACATTTAAAAATGGCTTTCTCAAAGGTCTTTG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TGAAAGGGTCTGTGGGAACACAGGCATATGACCACAAAGCAAGGAATGTT</text:span></text:p>
      <text:p text:style-name="P1">Callipepla_squamata_Repeatmask <text:s text:c="5"/><text:span text:style-name="T1">TGAAAGGGTCTGTGGGAACACAGGCATATGACCACAAAGCAAGGAATGTT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GGTGTTCTCAATTAAGAT</text:span>ATAAGTCCTTCTGTGGAATGGATGCTTGAACT</text:p>
      <text:p text:style-name="P1">Callipepla_squamata_Repeatmask <text:s text:c="5"/><text:span text:style-name="T1">GGTGTTCTCAATTAAGAT</text:span>ATAAGTCCTTCTGTGGAATGGATGCTTGAACT</text:p>
      <text:p text:style-name="P1"><text:s text:c="36"/>**************************************************</text:p>
      <text:p text:style-name="P1"/>
      <text:p text:style-name="P1">Callipepla_squamata_Unmasked <text:s text:c="7"/>GAATGCTGATTCCTGACATACTCTCAGAAGACTTGGCCACTTTGAGTAAG</text:p>
      <text:p text:style-name="P1">Callipepla_squamata_Repeatmask <text:s text:c="5"/>GAATGCTGATTCCTGACATACTCTCAGAAGACTTGGCCACTTTGAGTAAG</text:p>
      <text:p text:style-name="P1"><text:s text:c="36"/>**************************************************</text:p>
      <text:p text:style-name="P1"/>
      <text:p text:style-name="P1">Callipepla_squamata_Unmasked <text:s text:c="7"/>GTAGCAGCAGCTTTTTAGCATCAAGGTTTTGATGATAAATCCTCAGGAAC</text:p>
      <text:p text:style-name="P1">Callipepla_squamata_Repeatmask <text:s text:c="5"/>GTAGCAGCAGCTTTTTAGCATCAAGGTTTTGATGATAAATCCTCAGGAAC</text:p>
      <text:p text:style-name="P1"><text:s text:c="36"/>**************************************************</text:p>
      <text:p text:style-name="P1"/>
      <text:p text:style-name="P1">Callipepla_squamata_Unmasked <text:s text:c="7"/>CTAATTATGTTATAATTTGCTTTAGTAACTAAGCTCAGTTGCTCCAGATA</text:p>
      <text:p text:style-name="P1">Callipepla_squamata_Repeatmask <text:s text:c="5"/>CTAATTATGTTATAATTTGCTTTAGTAACTAAGCTCAGTTGCTCCAGATA</text:p>
      <text:p text:style-name="P1"><text:s text:c="36"/>**************************************************</text:p>
      <text:p text:style-name="P1"/>
      <text:p text:style-name="P1">Callipepla_squamata_Unmasked <text:s text:c="7"/>ATATCTCATATGCTTACTGTTACACCTGTGCACAGTAAAGTGTCTTTCTG</text:p>
      <text:p text:style-name="P1">Callipepla_squamata_Repeatmask <text:s text:c="5"/>ATATCTCATATGCTTACTGTTACACCTGTGCACAGTAAAGTGTCTTTCTG</text:p>
      <text:p text:style-name="P1"><text:s text:c="36"/>**************************************************</text:p>
      <text:p text:style-name="P1"/>
      <text:p text:style-name="P1">Callipepla_squamata_Unmasked <text:s text:c="7"/>GAGTACTTACAATTTTAATAGAAGTTAGGAAGAGAAGATGTGAAGAAAGG</text:p>
      <text:p text:style-name="P1">Callipepla_squamata_Repeatmask <text:s text:c="5"/>GAGTACTTACAATTTTAATAGAAGTTAGGAAGAGAAGATGTGAAGAAAGG</text:p>
      <text:p text:style-name="P1"><text:s text:c="36"/>**************************************************</text:p>
      <text:p text:style-name="P1"/>
      <text:p text:style-name="P1">Callipepla_squamata_Unmasked <text:s text:c="7"/>GAGTATGATATGTAGTTGGATACCTCCTGGATACAGAAGCAATGAATTCC</text:p>
      <text:p text:style-name="P1">Callipepla_squamata_Repeatmask <text:s text:c="5"/>GAGTATGATATGTAGTTGGATACCTCCTGGATACAGAAGCAATGAATTCC</text:p>
      <text:p text:style-name="P1"><text:s text:c="36"/>**************************************************</text:p>
      <text:p text:style-name="P1"/>
      <text:p text:style-name="P1">Callipepla_squamata_Unmasked <text:s text:c="7"/>TTTTCAAGAACACAAAAATGACATGAATAGCATGATAGTCTGATGCTGTT</text:p>
      <text:p text:style-name="P1">Callipepla_squamata_Repeatmask <text:s text:c="5"/>TTTTCAAGAACACAAAAATGACATGAATAGCATGATAGTCTGATGCTGTT</text:p>
      <text:p text:style-name="P1"><text:s text:c="36"/>**************************************************</text:p>
      <text:p text:style-name="P1"/>
      <text:p text:style-name="P1">Callipepla_squamata_Unmasked <text:s text:c="7"/>CAAGTTTCTTAGTCAGTGATGAGTTTCTCTGTCCCACTGAAAACTAACAA</text:p>
      <text:p text:style-name="P1">Callipepla_squamata_Repeatmask <text:s text:c="5"/>CAAGTTTCTTAGTCAGTGATGAGTTTCTCTGTCCCACTGAAAACTAACAA</text:p>
      <text:p text:style-name="P1"><text:s text:c="36"/>**************************************************</text:p>
      <text:p text:style-name="P1"/>
      <text:p text:style-name="P1">Callipepla_squamata_Unmasked <text:s text:c="7"/>AAAAAGAAAAAAGCAATGGAATACTTAGGATTCAGAATACTAATGACAAT</text:p>
      <text:p text:style-name="P1">Callipepla_squamata_Repeatmask <text:s text:c="5"/>AAAAAGAAAAAAGCAATGGAATACTTAGGATTCAGAATACTAATGACAAT</text:p>
      <text:p text:style-name="P1"><text:s text:c="36"/>**************************************************</text:p>
      <text:p text:style-name="P1"/>
      <text:p text:style-name="P1">Callipepla_squamata_Unmasked <text:s text:c="7"/>GAGGTTTGAATACTACATTCCCCAAAATGTTAGTGAGCTTAGAAACTGCA</text:p>
      <text:p text:style-name="P1">Callipepla_squamata_Repeatmask <text:s text:c="5"/>GAGGTTTGAATACTACATTCCCCAAAATGTTAGTGAGCTTAGAAACTGCA</text:p>
      <text:p text:style-name="P1"><text:s text:c="36"/>**************************************************</text:p>
      <text:p text:style-name="P1"/>
      <text:p text:style-name="P1">Callipepla_squamata_Unmasked <text:s text:c="7"/>ATTTCTGATTTCAGAAACTGAAGGAAACATTTTACTAACCAAATGCTCTG</text:p>
      <text:p text:style-name="P1">Callipepla_squamata_Repeatmask <text:s text:c="5"/>ATTTCTGATTTCAGAAACTGAAGGAAACATTTTACTAACCAAATGCTCTG</text:p>
      <text:p text:style-name="P1"><text:s text:c="36"/>**************************************************</text:p>
      <text:p text:style-name="P1"/>
      <text:p text:style-name="P1">Callipepla_squamata_Unmasked <text:s text:c="7"/>CCTAACCCTGTAGGTACGAACTTCACATAACAGTGGCAATTTAAACTGCT</text:p>
      <text:p text:style-name="P1">Callipepla_squamata_Repeatmask <text:s text:c="5"/>CCTAACCCTGTAGGTACGAACTTCACATAACAGTGGCAATTTAAACTGCT</text:p>
      <text:p text:style-name="P1"><text:s text:c="36"/>**************************************************</text:p>
      <text:p text:style-name="P1"/>
      <text:p text:style-name="P1"><text:soft-page-break/>Callipepla_squamata_Unmasked <text:s text:c="7"/>CAAAATGAGAAAATCTAATCGAGAGATCGTTGTTTATATTTGATTTTGGT</text:p>
      <text:p text:style-name="P1">Callipepla_squamata_Repeatmask <text:s text:c="5"/>CAAAATGAGAAAATCTAATCGAGAGATCGTTGTTTATATTTGATTTTGGT</text:p>
      <text:p text:style-name="P1"><text:s text:c="36"/>**************************************************</text:p>
      <text:p text:style-name="P1"/>
      <text:p text:style-name="P1">Callipepla_squamata_Unmasked <text:s text:c="7"/>GCATAATCTGATAAAATATACAAAAGTAAACAACATTAAAACAAATGCAC</text:p>
      <text:p text:style-name="P1">Callipepla_squamata_Repeatmask <text:s text:c="5"/>GCATAATCTGATAAAATATACAAAAGTAAACAACATTAAAACAAATGCAC</text:p>
      <text:p text:style-name="P1"><text:s text:c="36"/>**************************************************</text:p>
      <text:p text:style-name="P1"/>
      <text:p text:style-name="P1">Callipepla_squamata_Unmasked <text:s text:c="7"/>TGAATTAGGCATTGTCTGTTAGAGAGGAAAGAAAACTCAAAACTGATTCA</text:p>
      <text:p text:style-name="P1">Callipepla_squamata_Repeatmask <text:s text:c="5"/>TGAATTAGGCATTGTCTGTTAGAGAGGAAAGAAAACTCAAAACTGATTCA</text:p>
      <text:p text:style-name="P1"><text:s text:c="36"/>**************************************************</text:p>
      <text:p text:style-name="P1"/>
      <text:p text:style-name="P1">Callipepla_squamata_Unmasked <text:s text:c="7"/>TTTCAGAGTTTAAGATCTACTAACAAAGCTTATTTACATTCTAGGAAATG</text:p>
      <text:p text:style-name="P1">Callipepla_squamata_Repeatmask <text:s text:c="5"/>TTTCAGAGTTTAAGATCTACTAACAAAGCTTATTTACATTCTAGGAAATG</text:p>
      <text:p text:style-name="P1"><text:s text:c="36"/>**************************************************</text:p>
      <text:p text:style-name="P1"/>
      <text:p text:style-name="P1">Callipepla_squamata_Unmasked <text:s text:c="7"/>GCTAAAGACTACTGTTCCTTAAATGTAAAGGAACTGTTAAAATGCATATT</text:p>
      <text:p text:style-name="P1">Callipepla_squamata_Repeatmask <text:s text:c="5"/>GCTAAAGACTACTGTTCCTTAAATGTAAAGGAACTGTTAAAATGCATATT</text:p>
      <text:p text:style-name="P1"><text:s text:c="36"/>**************************************************</text:p>
      <text:p text:style-name="P1"/>
      <text:p text:style-name="P1">Callipepla_squamata_Unmasked <text:s text:c="7"/>ACTTTGATAGCGTTACATGATGAGATTTAACACTCACTAAAATATTACTG</text:p>
      <text:p text:style-name="P1">Callipepla_squamata_Repeatmask <text:s text:c="5"/>ACTTTGATAGCGTTACATGATGAGATTTAACACTCACTAAAATATTACTG</text:p>
      <text:p text:style-name="P1"><text:s text:c="36"/>**************************************************</text:p>
      <text:p text:style-name="P1"/>
      <text:p text:style-name="P1">Callipepla_squamata_Unmasked <text:s text:c="7"/>CTCCAGCTTTCTGTTTATTTTTGATCTGCTGAGTTGATCCACATGAGCTG</text:p>
      <text:p text:style-name="P1">Callipepla_squamata_Repeatmask <text:s text:c="5"/>CTCCAGCTTTCTGTTTATTTTTGATCTGCTGAGTTGATCCACATGAGCTG</text:p>
      <text:p text:style-name="P1"><text:s text:c="36"/>**************************************************</text:p>
      <text:p text:style-name="P1"/>
      <text:p text:style-name="P1">Callipepla_squamata_Unmasked <text:s text:c="7"/>GTTGGAGAGGCAGTGATATTTCCATTTGTTTTCAGATATTAGAACTCCAA</text:p>
      <text:p text:style-name="P1">Callipepla_squamata_Repeatmask <text:s text:c="5"/>GTTGGAGAGGCAGTGATATTTCCATTTGTTTTCAGATATTAGAACTCCAA</text:p>
      <text:p text:style-name="P1"><text:s text:c="36"/>**************************************************</text:p>
      <text:p text:style-name="P1"/>
      <text:p text:style-name="P1">Callipepla_squamata_Unmasked <text:s text:c="7"/>CAGAAGTTTTGTGTCCAAAAAACCATAGTAATTCTGGCTTTTTTTCCATT</text:p>
      <text:p text:style-name="P1">Callipepla_squamata_Repeatmask <text:s text:c="5"/>CAGAAGTTTTGTGTCCAAAAAACCATAGTAATTCTGGCTTTTTTTCCATT</text:p>
      <text:p text:style-name="P1"><text:s text:c="36"/>**************************************************</text:p>
      <text:p text:style-name="P1"/>
      <text:p text:style-name="P1">Callipepla_squamata_Unmasked <text:s text:c="7"/>GCTCATGAAAGCAAAAATCATTAAAATAGATCTGGGTTTGATAGAGGTGA</text:p>
      <text:p text:style-name="P1">Callipepla_squamata_Repeatmask <text:s text:c="5"/>GCTCATGAAAGCAAAAATCATTAAAATAGATCTGGGTTTGATAGAGGTGA</text:p>
      <text:p text:style-name="P1"><text:s text:c="36"/>**************************************************</text:p>
      <text:p text:style-name="P1"/>
      <text:p text:style-name="P1">Callipepla_squamata_Unmasked <text:s text:c="7"/>GGAGAACTTTGTAATAGGTACACCTGATGAATATTCTACGCTGGGCTATG</text:p>
      <text:p text:style-name="P1">Callipepla_squamata_Repeatmask <text:s text:c="5"/>GGAGAACTTTGTAATAGGTACACCTGATGAATATTCTACGCTGGGCTATG</text:p>
      <text:p text:style-name="P1"><text:s text:c="36"/>**************************************************</text:p>
      <text:p text:style-name="P1"/>
      <text:p text:style-name="P1">Callipepla_squamata_Unmasked <text:s text:c="7"/>GTTTCTGGCATTAAAAGGTGACTCTGGAGAAAAGATGAATATTTCAATAT</text:p>
      <text:p text:style-name="P1">Callipepla_squamata_Repeatmask <text:s text:c="5"/>GTTTCTGGCATTAAAAGGTGACTCTGGAGAAAAGATGAATATTTCAATAT</text:p>
      <text:p text:style-name="P1"><text:s text:c="36"/>**************************************************</text:p>
      <text:p text:style-name="P1"/>
      <text:p text:style-name="P1">Callipepla_squamata_Unmasked <text:s text:c="7"/>AAGAAATTAACAGAAAAAAATGATGAGACCAAAAGGCAGATTCTAAGGTG</text:p>
      <text:p text:style-name="P1">Callipepla_squamata_Repeatmask <text:s text:c="5"/>AAGAAATTAACAGAAAAAAATGATGAGACCAAAAGGCAGATTCTAAGGTG</text:p>
      <text:p text:style-name="P1"><text:s text:c="36"/>**************************************************</text:p>
      <text:p text:style-name="P1"/>
      <text:p text:style-name="P1">Callipepla_squamata_Unmasked <text:s text:c="7"/>ATGGTGTGCAAGGTGGTGTGATATTTTTCTGAACATGTCATGAATCACGC</text:p>
      <text:p text:style-name="P1">Callipepla_squamata_Repeatmask <text:s text:c="5"/>ATGGTGTGCAAGGTGGTGTGATATTTTTCTGAACATGTCATGAATCACGC</text:p>
      <text:p text:style-name="P1"><text:s text:c="36"/>**************************************************</text:p>
      <text:p text:style-name="P1"/>
      <text:p text:style-name="P1">Callipepla_squamata_Unmasked <text:s text:c="7"/>CATGTTTGTAAATATCTGGCAATTTTTTTCCTACATTTTTCAAACTAAAT</text:p>
      <text:p text:style-name="P1">Callipepla_squamata_Repeatmask <text:s text:c="5"/>CATGTTTGTAAATATCTGGCAATTTTTTTCCTACATTTTTCAAACTAAAT</text:p>
      <text:p text:style-name="P1"><text:s text:c="36"/>**************************************************</text:p>
      <text:p text:style-name="P1"><text:soft-page-break/></text:p>
      <text:p text:style-name="P1">Callipepla_squamata_Unmasked <text:s text:c="7"/>TCAAGAGCTTTCACTGAATTCAGTTTTTGGTTAACATTTTTCTAATCATG</text:p>
      <text:p text:style-name="P1">Callipepla_squamata_Repeatmask <text:s text:c="5"/>TCAAGAGCTTTCACTGAATTCAGTTTTTGGTTAACATTTTTCTAATCATG</text:p>
      <text:p text:style-name="P1"><text:s text:c="36"/>**************************************************</text:p>
      <text:p text:style-name="P1"/>
      <text:p text:style-name="P1">Callipepla_squamata_Unmasked <text:s text:c="7"/>TGTTCTTAGCTATTCAGCTTGATATATTTTAAATCTAATTTTTATAGGAT</text:p>
      <text:p text:style-name="P1">Callipepla_squamata_Repeatmask <text:s text:c="5"/>TGTTCTTAGCTATTCAGCTTGATATATTTTAAATCTAATTTTTATAGGAT</text:p>
      <text:p text:style-name="P1"><text:s text:c="36"/>**************************************************</text:p>
      <text:p text:style-name="P1"/>
      <text:p text:style-name="P1">Callipepla_squamata_Unmasked <text:s text:c="7"/>TGCCGCTCAGCAGTTTTAAAAAAAAATTAAAGAAAATTTTATGTTTGATT</text:p>
      <text:p text:style-name="P1">Callipepla_squamata_Repeatmask <text:s text:c="5"/>TGCCGCTCAGCAGTTTTAAAAAAAAATTAAAGAAAATTTTATGTTTGATT</text:p>
      <text:p text:style-name="P1"><text:s text:c="36"/>**************************************************</text:p>
      <text:p text:style-name="P1"/>
      <text:p text:style-name="P1">Callipepla_squamata_Unmasked <text:s text:c="7"/>GCCCTGACACTGCAGAAACTCAGAGTATTAGTAATACTTTTGAAATCGTA</text:p>
      <text:p text:style-name="P1">Callipepla_squamata_Repeatmask <text:s text:c="5"/>GCCCTGACACTGCAGAAACTCAGAGTATTAGTAATACTTTTGAAATCGTA</text:p>
      <text:p text:style-name="P1"><text:s text:c="36"/>**************************************************</text:p>
      <text:p text:style-name="P1"/>
      <text:p text:style-name="P1">Callipepla_squamata_Unmasked <text:s text:c="7"/>TTCTTGTTTTCACACAGCCAGTGTCGCCATCTGTGAGACATGGCATGCCA</text:p>
      <text:p text:style-name="P1">Callipepla_squamata_Repeatmask <text:s text:c="5"/>TTCTTGTTTTCACACAGCCAGTGTCGCCATCTGTGAGACATGGCATGCCA</text:p>
      <text:p text:style-name="P1"><text:s text:c="36"/>**************************************************</text:p>
      <text:p text:style-name="P1"/>
      <text:p text:style-name="P1">Callipepla_squamata_Unmasked <text:s text:c="7"/>AGCCAGCTATAAGGAGGAAGATACAGTCTGTGAGTGACCTGGAAGCTCTC</text:p>
      <text:p text:style-name="P1">Callipepla_squamata_Repeatmask <text:s text:c="5"/>AGCCAGCTATAAGGAGGAAGATACAGTCTGTGAGTGACCTGGAAGCTCTC</text:p>
      <text:p text:style-name="P1"><text:s text:c="36"/>**************************************************</text:p>
      <text:p text:style-name="P1"/>
      <text:p text:style-name="P1">Callipepla_squamata_Unmasked <text:s text:c="7"/>ATGTCAGAACATGCAATGTAGTGTGATCAAACAAAAGTGTAGCAAAACAA</text:p>
      <text:p text:style-name="P1">Callipepla_squamata_Repeatmask <text:s text:c="5"/>ATGTCAGAACATGCAATGTAGTGTGATCAAACAAAAGTGTAGCAAAACAA</text:p>
      <text:p text:style-name="P1"><text:s text:c="36"/>**************************************************</text:p>
      <text:p text:style-name="P1"/>
      <text:p text:style-name="P1">Callipepla_squamata_Unmasked <text:s text:c="7"/>GGTTTTTGTTGGAGTTTACATTTGTTGCGTTCCCAACATCATAGTATCCA</text:p>
      <text:p text:style-name="P1">Callipepla_squamata_Repeatmask <text:s text:c="5"/>GGTTTTTGTTGGAGTTTACATTTGTTGCGTTCCCAACATCATAGTATCCA</text:p>
      <text:p text:style-name="P1"><text:s text:c="36"/>**************************************************</text:p>
      <text:p text:style-name="P1"/>
      <text:p text:style-name="P1">Callipepla_squamata_Unmasked <text:s text:c="7"/>CTCTGTGGCTATCCACTGGCTCTCAGCGACTTGTGGATCTTGAGATCATG</text:p>
      <text:p text:style-name="P1">Callipepla_squamata_Repeatmask <text:s text:c="5"/>CTCTGTGGCTATCCACTGGCTCTCAGCGACTTGTGGATCTTGAGATCATG</text:p>
      <text:p text:style-name="P1"><text:s text:c="36"/>**************************************************</text:p>
      <text:p text:style-name="P1"/>
      <text:p text:style-name="P1">Callipepla_squamata_Unmasked <text:s text:c="7"/>CTGCACATGCTGCTGAATGTGGACCACAGATGATGCCCCAGGGAACCAGG</text:p>
      <text:p text:style-name="P1">Callipepla_squamata_Repeatmask <text:s text:c="5"/>CTGCACATGCTGCTGAATGTGGACCACAGATGATGCCCCAGGGAACCAGG</text:p>
      <text:p text:style-name="P1"><text:s text:c="36"/>**************************************************</text:p>
      <text:p text:style-name="P1"/>
      <text:p text:style-name="P1">Callipepla_squamata_Unmasked <text:s text:c="7"/>CAAAGGAATGCAAGACAGTATATGTGCCCAGCATTTGCCAGGTCTGGTTA</text:p>
      <text:p text:style-name="P1">Callipepla_squamata_Repeatmask <text:s text:c="5"/>CAAAGGAATGCAAGACAGTATATGTGCCCAGCATTTGCCAGGTCTGGTTA</text:p>
      <text:p text:style-name="P1"><text:s text:c="36"/>**************************************************</text:p>
      <text:p text:style-name="P1"/>
      <text:p text:style-name="P1">Callipepla_squamata_Unmasked <text:s text:c="7"/>CAAGCTCAGAATATCAAATTTCAGGGTTCTTTTTTTCTTGATCTGTGGAG</text:p>
      <text:p text:style-name="P1">Callipepla_squamata_Repeatmask <text:s text:c="5"/>CAAGCTCAGAATATCAAATTTCAGGGTTCTTTTTTTCTTGATCTGTGGAG</text:p>
      <text:p text:style-name="P1"><text:s text:c="36"/>**************************************************</text:p>
      <text:p text:style-name="P1"/>
      <text:p text:style-name="P1">Callipepla_squamata_Unmasked <text:s text:c="7"/>AAATCTAAACAAGGATCAAGAAAGTTGCAGTTCTTCAAACAAAACAAAAC</text:p>
      <text:p text:style-name="P1">Callipepla_squamata_Repeatmask <text:s text:c="5"/>AAATCTAAACAAGGATCAAGAAAGTTGCAGTTCTTCAAACAAAACAAAAC</text:p>
      <text:p text:style-name="P1"><text:s text:c="36"/>**************************************************</text:p>
      <text:p text:style-name="P1"/>
      <text:p text:style-name="P1">Callipepla_squamata_Unmasked <text:s text:c="7"/>AAATCACAGAACTGTAGGGGCTGGAAGGGACCTGTAGAGATCATCTAGTC</text:p>
      <text:p text:style-name="P1">Callipepla_squamata_Repeatmask <text:s text:c="5"/>ANNNNNNNNNNNNNNNNNNNNNNNNNNNNNNNNNNNNNNNNNNNNNNNNN</text:p>
      <text:p text:style-name="P1"><text:s text:c="36"/>* <text:s text:c="48"/></text:p>
      <text:p text:style-name="P1"/>
      <text:p text:style-name="P1">Callipepla_squamata_Unmasked <text:s text:c="7"/>CCACCCCCTGCCAAAGCAGCTCCCTAGCCCAAGTTGCACAAGTGCACACA</text:p>
      <text:p text:style-name="P1">Callipepla_squamata_Repeatmask <text:s text:c="5"/>NNNNNNNNNNNNNNNNNNNNNNNNNNNNNNNNNNNNNNNNNNNNNNNNNN</text:p>
      <text:p text:style-name="P1"><text:soft-page-break/><text:s text:c="86"/></text:p>
      <text:p text:style-name="P1"/>
      <text:p text:style-name="P1">Callipepla_squamata_Unmasked <text:s text:c="7"/>CAGGTAGGTGTTGAATATCTCCAGAGAAGGAGACTCCACACTTTCTCTG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CAGCCTGTGCCAGTGCTCTGTCACTGCACTGTGAAGAAGTTCTTACACA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GTGTGAAACTTCCTATTTCGGCCTGTGGCTCTTTCCCCTCATCCTATCG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CATGCACAGCTGGAAGGAGCCTGGCCTCATACCTTTGCCTCCCTTAGG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TTTATAGACATCAGTCTGATTCCCTCTCAGTCTTCCTTTCTCAAGGCTG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ACAGAATCAGATTGCTCAGCCTTTCCTCATAAGAGAGACGCTCCATGCC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TTTATCATCTTTGTATCCCTTTGCTGGACTCTTTCTAGGAGAAATCAT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TTTTGTTTTGTTTTGTTTTTTGCATTTGTGAAAACCCTGCATTTATAAAT</text:p>
      <text:p text:style-name="P1">Callipepla_squamata_Repeatmask <text:s text:c="5"/>NNNTGTTTTGTTTTGTTTTTTGCATTTGTGAAAACCCTGCATTTATAAAT</text:p>
      <text:p text:style-name="P1"><text:s text:c="39"/>***********************************************</text:p>
      <text:p text:style-name="P1"/>
      <text:p text:style-name="P1">Callipepla_squamata_Unmasked <text:s text:c="7"/>GTACATTACCACTCGGCATTTCACTCCTCTTTTCCTCTGAAGACAAGACT</text:p>
      <text:p text:style-name="P1">Callipepla_squamata_Repeatmask <text:s text:c="5"/>GTACATTACCACTCGGCATTTCACTCCTCTTTTCCTCTGAAGACAAGACT</text:p>
      <text:p text:style-name="P1"><text:s text:c="36"/>**************************************************</text:p>
      <text:p text:style-name="P1"/>
      <text:p text:style-name="P1">Callipepla_squamata_Unmasked <text:s text:c="7"/>TCCTGCATAGATCACATCTTCTCTTGGACAGCATCTTCTGTCTACAGTGA</text:p>
      <text:p text:style-name="P1">Callipepla_squamata_Repeatmask <text:s text:c="5"/>TCCTGCATAGATCACATCTTCTCTTGGACAGCATCTTCTGTCTACAGTGA</text:p>
      <text:p text:style-name="P1"><text:s text:c="36"/>**************************************************</text:p>
      <text:p text:style-name="P1"/>
      <text:p text:style-name="P1">Callipepla_squamata_Unmasked <text:s text:c="7"/>GATGTATTTTCTGTAAAAGTTTATTTTCACAAACAGAGCTAAGCAGATGC</text:p>
      <text:p text:style-name="P1">Callipepla_squamata_Repeatmask <text:s text:c="5"/>GATGTATTTTCTGTAAAAGTTTATTTTCACAAACAGAGCTAAGCAGATGC</text:p>
      <text:p text:style-name="P1"><text:s text:c="36"/>**************************************************</text:p>
      <text:p text:style-name="P1"/>
      <text:p text:style-name="P1">Callipepla_squamata_Unmasked <text:s text:c="7"/>AGACAGCCCTGCGAGCCTGGCTCTCCAGAGAGACCGAATACACAAGGAAA</text:p>
      <text:p text:style-name="P1">Callipepla_squamata_Repeatmask <text:s text:c="5"/>AGACAGCCCTGCGAGCCTGGCTCTCCAGAGAGACCGAATACACAAGGAAA</text:p>
      <text:p text:style-name="P1"><text:s text:c="36"/>**************************************************</text:p>
      <text:p text:style-name="P1"/>
      <text:p text:style-name="P1">Callipepla_squamata_Unmasked <text:s text:c="7"/>CTGCATAAGATCTCCCATGAGATAAGTCAAATTATTGATTATAGCTGAAT</text:p>
      <text:p text:style-name="P1">Callipepla_squamata_Repeatmask <text:s text:c="5"/>CTGCATAAGATCTCCCATGAGATAAGTCAAATTATTGATTATAGCTGAAT</text:p>
      <text:p text:style-name="P1"><text:s text:c="36"/>**************************************************</text:p>
      <text:p text:style-name="P1"/>
      <text:p text:style-name="P1">Callipepla_squamata_Unmasked <text:s text:c="7"/>AACATTCTTCAGCTGAGTCAAATTATTTTGAGATTCACTCGTGCTTTTTT</text:p>
      <text:p text:style-name="P1">Callipepla_squamata_Repeatmask <text:s text:c="5"/>AACATTCTTCAGCTGAGTCAAATTATTTTGAGATTCACTCGTGCTTTTTN</text:p>
      <text:p text:style-name="P1"><text:s text:c="36"/>************************************************* </text:p>
      <text:p text:style-name="P1"/>
      <text:p text:style-name="P1">Callipepla_squamata_Unmasked <text:s text:c="7"/>CATGGAATCACTGAATCACTAAGGTTGAAAAAGATCTGTTACACTATCCA</text:p>
      <text:p text:style-name="P1"><text:soft-page-break/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ACCAACGCTCCACCCACCACCAATATTGCTCACTAAAGCATGTTCATT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TACTACATCTACAGGTTTCTTGAAAATATCTAGGGACAGTGACTCAACA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CCTCCATGAGCAGCCTGTTCCAGTGCCTGACCACTCTTTCAGAGAAGT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TTTGTAATGTCTAAACTGAAAGTCCCTTTGCACAACATGAGGCTATTCC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TCTCATGCTATTGCTGTTACTTGAAAAAAGAGGCCAACCAGCAACTCA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ACAGCCTCCTTTCAGGTAGTTGTAGAGGTCAATAATGTCTTCCCTGAGC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TCTTCTTCTCTAGACTAAGCAATCTCATTTCTCTTAGCTGCTCCTCATA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GGCTTGTGCTCCAGTCCCCTCAGCACCTCCAATGGACACTGAAAATATT</text:p>
      <text:p text:style-name="P1">Callipepla_squamata_Repeatmask <text:s text:c="5"/>NNNNNNNNNNNNNNNNNNNNNNNNNNNNNNNAATGGACACTGAAAATATT</text:p>
      <text:p text:style-name="P1"><text:s text:c="67"/>*******************</text:p>
      <text:p text:style-name="P1"/>
      <text:p text:style-name="P1">Callipepla_squamata_Unmasked <text:s text:c="7"/>CAAGGATGAAAATAAAATATCTTAATAAAGTTTAGATTATTTTTTTGTCA</text:p>
      <text:p text:style-name="P1">Callipepla_squamata_Repeatmask <text:s text:c="5"/>CAAGGATGAAAATAAAATATCTTAATAAAGTTTAGATTATTTTTTTGTCA</text:p>
      <text:p text:style-name="P1"><text:s text:c="36"/>**************************************************</text:p>
      <text:p text:style-name="P1"/>
      <text:p text:style-name="P1">Callipepla_squamata_Unmasked <text:s text:c="7"/>AAATTTATTTTTCTACTATAAATTGCTGTTCATCCTTTACTAACACTTTC</text:p>
      <text:p text:style-name="P1">Callipepla_squamata_Repeatmask <text:s text:c="5"/>AAATTTATTTTTCTACTATAAATTGCTGTTCATCCTTTACTAACACTTTC</text:p>
      <text:p text:style-name="P1"><text:s text:c="36"/>**************************************************</text:p>
      <text:p text:style-name="P1"/>
      <text:p text:style-name="P1">Callipepla_squamata_Unmasked <text:s text:c="7"/>TGTAGAATGATTTTGCTGCTTGGATAAAATATCTATGTTACATTATTCTT</text:p>
      <text:p text:style-name="P1">Callipepla_squamata_Repeatmask <text:s text:c="5"/>TGTAGAATGATTTTGCTGCTTGGATAAAATATCTATGTTACATTATTCTT</text:p>
      <text:p text:style-name="P1"><text:s text:c="36"/>**************************************************</text:p>
      <text:p text:style-name="P1"/>
      <text:p text:style-name="P1">Callipepla_squamata_Unmasked <text:s text:c="7"/>TGTGATCAAAATCAGTATTCACATCTGTGTTTGTTTTATATGATTGTTAT</text:p>
      <text:p text:style-name="P1">Callipepla_squamata_Repeatmask <text:s text:c="5"/>TGTGATCAAAATCAGTATTCACATCTGTGTTTGTTTTATATGATTGTTAT</text:p>
      <text:p text:style-name="P1"><text:s text:c="36"/>**************************************************</text:p>
      <text:p text:style-name="P1"/>
      <text:p text:style-name="P1">Callipepla_squamata_Unmasked <text:s text:c="7"/>TCATAAGCTAAATACATTATGCAGCTTTACAGTGCTACATGATTTTTTTT</text:p>
      <text:p text:style-name="P1">Callipepla_squamata_Repeatmask <text:s text:c="5"/>TCATAAGCTAAATACATTATGCAGCTTTACAGTGCTACATGATTTTTTTT</text:p>
      <text:p text:style-name="P1"><text:s text:c="36"/>**************************************************</text:p>
      <text:p text:style-name="P1"/>
      <text:p text:style-name="P1">Callipepla_squamata_Unmasked <text:s text:c="7"/>AACTTCCTGTTCTGATTTCTCATACAATCGTTTCATCCTC<text:span text:style-name="T1">TTTTTCTAAA</text:span></text:p>
      <text:p text:style-name="P1">Callipepla_squamata_Repeatmask <text:s text:c="5"/>AACTTCCTGTTCTGATTTCTCATACAATCGTTTCATCCTC<text:span text:style-name="T1">TTTTTCTAAA</text:span></text:p>
      <text:p text:style-name="P1"><text:s text:c="36"/>**************************************************</text:p>
      <text:p text:style-name="P1"/>
      <text:p text:style-name="P1"><text:soft-page-break/>Callipepla_squamata_Unmasked <text:s text:c="7"/><text:span text:style-name="T1">ACAGAAACAGACTAAATCTTTCACACCTGAGTTCTATCATGATAATAAAA</text:span></text:p>
      <text:p text:style-name="P1">Callipepla_squamata_Repeatmask <text:s text:c="5"/><text:span text:style-name="T1">ACAGAAACAGACTAAATCTTTCACACCTGAGTTCTATCATGATAATAAAA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ATATGTTATGAGAGTTCTACACAGACAAATAAAAACCTCTTCAAAGTTGA</text:span></text:p>
      <text:p text:style-name="P1">Callipepla_squamata_Repeatmask <text:s text:c="5"/><text:span text:style-name="T1">ATATGTTATGAGAGTTCTACACAGACAAATAAAAACCTCTTCAAAGTTGA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CTGCCTCTAAAATACATACCTACACCTACTGGAGGGAGTAGCAGGAATGC</text:span></text:p>
      <text:p text:style-name="P1">Callipepla_squamata_Repeatmask <text:s text:c="5"/><text:span text:style-name="T1">CTGCCTCTAAAATACATACCTACACCTACTGGAGGGAGTAGCAGGAATGC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TTCAGGAGCAAATATAGAGTTTCACTATTGCTAGATTGTAAGTTTCAGTT</text:span></text:p>
      <text:p text:style-name="P1">Callipepla_squamata_Repeatmask <text:s text:c="5"/><text:span text:style-name="T1">TTCAGGAGCAAATATAGAGTTTCACTATTGCTAGATTGTAAGTTTCAGTT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CTATGTTACTCAGCT</text:span><text:span text:style-name="T4">TCACATGATAAG</text:span>CCTGATCAAGTAAAAATACTTTA</text:p>
      <text:p text:style-name="P1">Callipepla_squamata_Repeatmask <text:s text:c="5"/><text:span text:style-name="T1">CTATGTTACTCAGCT</text:span><text:span text:style-name="T4">TCACATGATAAG</text:span>CCTGATCAAGTAAAAATACTTTA</text:p>
      <text:p text:style-name="P1"><text:s text:c="36"/>**************************************************</text:p>
      <text:p text:style-name="P1"/>
      <text:p text:style-name="P1">Callipepla_squamata_Unmasked <text:s text:c="7"/>CAAGTACAATTTATATAGTATTAGAATAAAAGCAAGCCTAGGGACATCAA</text:p>
      <text:p text:style-name="P1">Callipepla_squamata_Repeatmask <text:s text:c="5"/>CAAGTACAATTTATATAGTATTAGAATAAAAGCAAGCCTAGGGACATCAA</text:p>
      <text:p text:style-name="P1"><text:s text:c="36"/>**************************************************</text:p>
      <text:p text:style-name="P1"/>
      <text:p text:style-name="P1">Callipepla_squamata_Unmasked <text:s text:c="7"/>AACAGTAGAGGATTTTGCACACACACTGAACAGCAAGAATATTTGCATCT</text:p>
      <text:p text:style-name="P1">Callipepla_squamata_Repeatmask <text:s text:c="5"/>AACAGTAGAGGATTTTGCACACACACTGAACAGCAAGAATATTTGCATCT</text:p>
      <text:p text:style-name="P1"><text:s text:c="36"/>**************************************************</text:p>
      <text:p text:style-name="P1"/>
      <text:p text:style-name="P1">Callipepla_squamata_Unmasked <text:s text:c="7"/>ACCAAACTTTCGTCAGAGAGATTTAGAAGCCCAAAGAATTCATCTAACCC</text:p>
      <text:p text:style-name="P1">Callipepla_squamata_Repeatmask <text:s text:c="5"/>ACCAAACTTTCGTCAGAGAGATTTAGAAGCCCAAAGAATTCATCTAACCC</text:p>
      <text:p text:style-name="P1"><text:s text:c="36"/>**************************************************</text:p>
      <text:p text:style-name="P1"/>
      <text:p text:style-name="P1">Callipepla_squamata_Unmasked <text:s text:c="7"/>TAAGAGAATTTGAGTCAGCAGTTGAAGATGTCTTAAATGGTGCCACCTGA</text:p>
      <text:p text:style-name="P1">Callipepla_squamata_Repeatmask <text:s text:c="5"/>TAAGAGAATTTGAGTCAGCAGTTGAAGATGTCTTAAATGGTGCCACCTGA</text:p>
      <text:p text:style-name="P1"><text:s text:c="36"/>**************************************************</text:p>
      <text:p text:style-name="P1"/>
      <text:p text:style-name="P1">Callipepla_squamata_Unmasked <text:s text:c="7"/>TGTGGTGGTCAGCTGCTAAATTCCTTTTATGTACCTCCTATTAGGCACTG</text:p>
      <text:p text:style-name="P1">Callipepla_squamata_Repeatmask <text:s text:c="5"/>TGTGGTGGTCAGCTGCTAAATTCCTTTTATGTACCTCCTATTAGGCACTG</text:p>
      <text:p text:style-name="P1"><text:s text:c="36"/>**************************************************</text:p>
      <text:p text:style-name="P1"/>
      <text:p text:style-name="P1">Callipepla_squamata_Unmasked <text:s text:c="7"/>CTGTTAAAGAAGATATGTAAGAGCTGCAGATAATTATGCGGTCTGTAAGG</text:p>
      <text:p text:style-name="P1">Callipepla_squamata_Repeatmask <text:s text:c="5"/>CTGTTAAAGAAGATATGTAAGAGCTGCAGATAATTATGCGGTCTGTAAGG</text:p>
      <text:p text:style-name="P1"><text:s text:c="36"/>**************************************************</text:p>
      <text:p text:style-name="P1"/>
      <text:p text:style-name="P1">Callipepla_squamata_Unmasked <text:s text:c="7"/>CAAGTGCCTTAAATGCAGCTATTTCACAAGATGTCATATGTCACAAGCAG</text:p>
      <text:p text:style-name="P1">Callipepla_squamata_Repeatmask <text:s text:c="5"/>CAAGTGCCTTAAATGCAGCTATTTCACAAGATGTCATATGTCACAAGCAG</text:p>
      <text:p text:style-name="P1"><text:s text:c="36"/>**************************************************</text:p>
      <text:p text:style-name="P1"/>
      <text:p text:style-name="P1">Callipepla_squamata_Unmasked <text:s text:c="7"/>CAGGTAGGACCTACTTTAGGACATTGTGTAAAATTAAACAGTGTAATTTA</text:p>
      <text:p text:style-name="P1">Callipepla_squamata_Repeatmask <text:s text:c="5"/>CAGGTAGGACCTACTTTAGGACATTGTGTAAAATTAAACAGTGTAATTTA</text:p>
      <text:p text:style-name="P1"><text:s text:c="36"/>**************************************************</text:p>
      <text:p text:style-name="P1"/>
      <text:p text:style-name="P1">Callipepla_squamata_Unmasked <text:s text:c="7"/>ACATAAGATGTAGAATGCATGAGTCATATGCTTCAAAGGGATAATTCTCC</text:p>
      <text:p text:style-name="P1">Callipepla_squamata_Repeatmask <text:s text:c="5"/>ACATAAGATGTAGAATGCATGAGTCATATGCTTCAAAGGGATAATTCTCC</text:p>
      <text:p text:style-name="P1"><text:s text:c="36"/>**************************************************</text:p>
      <text:p text:style-name="P1"/>
      <text:p text:style-name="P1">Callipepla_squamata_Unmasked <text:s text:c="7"/>TGATCAGTTTCCATTTTATTTTTTTAGAGCGTTTGTTTTGTTTTGTTTCA</text:p>
      <text:p text:style-name="P1">Callipepla_squamata_Repeatmask <text:s text:c="5"/>TGATCAGTTTCCATTTTATTTTTTTAGAGCGTTTGTTTTGTTTTGTTTCA</text:p>
      <text:p text:style-name="P1"><text:s text:c="36"/>**************************************************</text:p>
      <text:p text:style-name="P1"><text:soft-page-break/></text:p>
      <text:p text:style-name="P1">Callipepla_squamata_Unmasked <text:s text:c="7"/>TTTTTAATTGGAGCTGTGCCCCTCATGCAAACAGTCTAAGAATAACAGAG</text:p>
      <text:p text:style-name="P1">Callipepla_squamata_Repeatmask <text:s text:c="5"/>TTTTTAATTGGAGCTGTGCCCCTCATGCAAACAGTCTAAGAATAACAGAG</text:p>
      <text:p text:style-name="P1"><text:s text:c="36"/>**************************************************</text:p>
      <text:p text:style-name="P1"/>
      <text:p text:style-name="P1">Callipepla_squamata_Unmasked <text:s text:c="7"/>TGTGATCCAGAGTAAGAGAGAATTTATTTCTGTTCTGAAAATAAACAAAA</text:p>
      <text:p text:style-name="P1">Callipepla_squamata_Repeatmask <text:s text:c="5"/>TGTGATCCAGAGTAAGAGAGAATTTATTTCTGTTCTGAAAATAAACAAAA</text:p>
      <text:p text:style-name="P1"><text:s text:c="36"/>**************************************************</text:p>
      <text:p text:style-name="P1"/>
      <text:p text:style-name="P1">Callipepla_squamata_Unmasked <text:s text:c="7"/>CAAAACTCCAGCTGATCTTAGTGGGCATAGCTTCCATTATCTGGCAAGCC</text:p>
      <text:p text:style-name="P1">Callipepla_squamata_Repeatmask <text:s text:c="5"/>CAAAACTCCAGCTGATCTTAGTGGGCATAGCTTCCATTATCTGGCAAGCC</text:p>
      <text:p text:style-name="P1"><text:s text:c="36"/>**************************************************</text:p>
      <text:p text:style-name="P1"/>
      <text:p text:style-name="P1">Callipepla_squamata_Unmasked <text:s text:c="7"/>ATATGGAATTATTTATTCCGTTACAAAAGTTGAGATCTTTACATATTATA</text:p>
      <text:p text:style-name="P1">Callipepla_squamata_Repeatmask <text:s text:c="5"/>ATATGGAATTATTTATTCCGTTACAAAAGTTGAGATCTTTACATATTATA</text:p>
      <text:p text:style-name="P1"><text:s text:c="36"/>**************************************************</text:p>
      <text:p text:style-name="P1"/>
      <text:p text:style-name="P1">Callipepla_squamata_Unmasked <text:s text:c="7"/>CCTAAAAAGAAGACTGTCTCGACAAATTGATCTCAAAATTAGCAAGTGGA</text:p>
      <text:p text:style-name="P1">Callipepla_squamata_Repeatmask <text:s text:c="5"/>CCTAAAAAGAAGACTGTCTCGACAAATTGATCTCAAAATTAGCAAGTGGA</text:p>
      <text:p text:style-name="P1"><text:s text:c="36"/>**************************************************</text:p>
      <text:p text:style-name="P1"/>
      <text:p text:style-name="P1">Callipepla_squamata_Unmasked <text:s text:c="7"/>GAGATCTGCAGAATAGTCTGAACTTCTTGCTGCTTCCTCAGTTTTAACTG</text:p>
      <text:p text:style-name="P1">Callipepla_squamata_Repeatmask <text:s text:c="5"/>GAGATCTGCAGAATAGTCTGAACTTCTTGCTGCTTCCTCAGTTTTAACTG</text:p>
      <text:p text:style-name="P1"><text:s text:c="36"/>**************************************************</text:p>
      <text:p text:style-name="P1"/>
      <text:p text:style-name="P1">Callipepla_squamata_Unmasked <text:s text:c="7"/>GAGAATGTTTTACTTCAGTTAAGCAAGTTTGTTTCCATCTGAAATACTAG</text:p>
      <text:p text:style-name="P1">Callipepla_squamata_Repeatmask <text:s text:c="5"/>GAGAATGTTTTACTTCAGTTAAGCAAGTTTGTTTCCATCTGAAATACTAG</text:p>
      <text:p text:style-name="P1"><text:s text:c="36"/>**************************************************</text:p>
      <text:p text:style-name="P1"/>
      <text:p text:style-name="P1">Callipepla_squamata_Unmasked <text:s text:c="7"/>ATAGAATACCAAAGTGCTGCAGTTTCAAAACAAGTAAAACAGATTTTCCT</text:p>
      <text:p text:style-name="P1">Callipepla_squamata_Repeatmask <text:s text:c="5"/>ATAGAATACCAAAGTGCTGCAGTTTCAAAACAAGTAAAACAGATTTTCCT</text:p>
      <text:p text:style-name="P1"><text:s text:c="36"/>**************************************************</text:p>
      <text:p text:style-name="P1"/>
      <text:p text:style-name="P1">Callipepla_squamata_Unmasked <text:s text:c="7"/>GATATACTACATACCAGAACAGCCCTTGCATCTGCTCTCTATTTTCTGCA</text:p>
      <text:p text:style-name="P1">Callipepla_squamata_Repeatmask <text:s text:c="5"/>GATATACTACATACCAGAACAGCCCTTGCATCTGCTCTCTATTTTCTGCA</text:p>
      <text:p text:style-name="P1"><text:s text:c="36"/>**************************************************</text:p>
      <text:p text:style-name="P1"/>
      <text:p text:style-name="P1">Callipepla_squamata_Unmasked <text:s text:c="7"/>TTAAG<text:span text:style-name="T1">AACCAAACCTTTCTGCATTCAAAAGAAAAGATTCACCTTGGAAGA</text:span></text:p>
      <text:p text:style-name="P1">Callipepla_squamata_Repeatmask <text:s text:c="5"/>TTAAG<text:span text:style-name="T1">AACCAAACCTTTCTGCATTCAAAAGAAAAGATTCACCTTGGAAGA</text:span></text:p>
      <text:p text:style-name="P1"><text:s text:c="36"/>**************************************************</text:p>
      <text:p text:style-name="P2"/>
      <text:p text:style-name="P2">Callipepla_squamata_Unmasked <text:s text:c="7"/><text:span text:style-name="T1">TTCCAAATG</text:span>TAGTGTCCATCTCATAGCTAGTTTACACTGGAAATTTCCTT</text:p>
      <text:p text:style-name="P2">Callipepla_squamata_Repeatmask <text:s text:c="5"/><text:span text:style-name="T1">TTCCAAATG</text:span>TAGTGTCCATCTCATAGCTAGTTTACACTGGAAATTTCCTT</text:p>
      <text:p text:style-name="P2"><text:s text:c="36"/>**************************************************</text:p>
      <text:p text:style-name="P2"/>
      <text:p text:style-name="P2">Callipepla_squamata_Unmasked <text:s text:c="7"/>ACATTGGTTAAGATGGGATAGTGTTTATTTAATATTCCCTCATGTAGTTG</text:p>
      <text:p text:style-name="P2">Callipepla_squamata_Repeatmask <text:s text:c="5"/>ACATTGGTTAAGATGGGATAGTGTTTATTTAATATTCCCTCATGTAGTTG</text:p>
      <text:p text:style-name="P2"><text:s text:c="36"/>**************************************************</text:p>
      <text:p text:style-name="P2"/>
      <text:p text:style-name="P2">Callipepla_squamata_Unmasked <text:s text:c="7"/>AGATACATATGGCTTTGTACTGAATTAAAGTGATCTTTCTGGAATAAGTT</text:p>
      <text:p text:style-name="P2">Callipepla_squamata_Repeatmask <text:s text:c="5"/>AGATACATATGGCTTTGTACTGAATTAAAGTGATCTTTCTGGAATAAGTT</text:p>
      <text:p text:style-name="P2"><text:s text:c="36"/>**************************************************</text:p>
      <text:p text:style-name="P2"/>
      <text:p text:style-name="P2">Callipepla_squamata_Unmasked <text:s text:c="7"/>AGAATAGGCAATTGTCATGCTGCTTTTGGTGGTCTGAATACGTGTACCTG</text:p>
      <text:p text:style-name="P2">Callipepla_squamata_Repeatmask <text:s text:c="5"/>AGAATAGGCAATTGTCATGCTGCTTTTGGTGGTCTGAATACGTGTACCTG</text:p>
      <text:p text:style-name="P2"><text:s text:c="36"/>**************************************************</text:p>
      <text:p text:style-name="P2"/>
      <text:p text:style-name="P2">Callipepla_squamata_Unmasked <text:s text:c="7"/>ATAGCAACAGTATTACTGATGAATATCGAGAAAATGCAAAAGGATGCCAG</text:p>
      <text:p text:style-name="P2">Callipepla_squamata_Repeatmask <text:s text:c="5"/>ATAGCAACAGTATTACTGATGAATATCGAGAAAATGCAAAAGGATGCCAG</text:p>
      <text:p text:style-name="P1"><text:soft-page-break/><text:s text:c="36"/>**************************************************</text:p>
      <text:p text:style-name="P1"/>
      <text:p text:style-name="P1">Callipepla_squamata_Unmasked <text:s text:c="7"/>GCAAAATGTAAAATATATATCCCAGTATTATCTTGTTCAGCACTTGGAGA</text:p>
      <text:p text:style-name="P1">Callipepla_squamata_Repeatmask <text:s text:c="5"/>GCAAAATGTAAAATATATATCCCAGTATTATCTTGTTCAGCACTTGGAGA</text:p>
      <text:p text:style-name="P1"><text:s text:c="36"/>**************************************************</text:p>
      <text:p text:style-name="P2"/>
      <text:p text:style-name="P2">Callipepla_squamata_Unmasked <text:s text:c="7"/>TCATTGTGATTCTTTTATTAGAATTAGTATAAAGCAAAATTCTTCCTGAA</text:p>
      <text:p text:style-name="P2">Callipepla_squamata_Repeatmask <text:s text:c="5"/>TCATTGTGATTCTTTTATTAGAATTAGTATAAAGCAAAATTCTTCCTGAA</text:p>
      <text:p text:style-name="P2"><text:s text:c="36"/>**************************************************</text:p>
      <text:p text:style-name="P2"/>
      <text:p text:style-name="P2">Callipepla_squamata_Unmasked <text:s text:c="7"/>CATAAAAGTAAGGCGCTAGACATTAAATTTGAATTTAATGTTTTATTTAG</text:p>
      <text:p text:style-name="P2">Callipepla_squamata_Repeatmask <text:s text:c="5"/>CATAAAAGTAAGGCGCTAGACATTAAATTTGAATTTAATGTTTTATTTAG</text:p>
      <text:p text:style-name="P2"><text:s text:c="36"/>**************************************************</text:p>
      <text:p text:style-name="P2"/>
      <text:p text:style-name="P1"><text:span text:style-name="T4">Callipepla_squamata_Unmasked <text:s text:c="7"/>AAATTTAGAAATGATGTGCTGAAGA</text:span><text:span text:style-name="T1">TTACCATGAAGATCCAAAATGGCTG</text:span></text:p>
      <text:p text:style-name="P1">Callipepla_squamata_Repeatmask <text:s text:c="5"/><text:span text:style-name="T4">AAATTTAGAAATGATGTGCTGAAGA</text:span><text:span text:style-name="T1">TTACCATGAAGATCCAAAATGGCTG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TCATAGATTACATGCAGTGGGTAAAGTCCTTGGTTGATTATCCAGTAGCA</text:span></text:p>
      <text:p text:style-name="P1">Callipepla_squamata_Repeatmask <text:s text:c="5"/><text:span text:style-name="T1">TCATAGATTACATGCAGTGGGTAAAGTCCTTGGTTGATTATCCAGTAGCA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ACATAGCAAAGG</text:span>GTCAGTACAGCCTCCTTATAGATATGGCTCTTACAGTT</text:p>
      <text:p text:style-name="P1">Callipepla_squamata_Repeatmask <text:s text:c="5"/><text:span text:style-name="T1">ACATAGCAAAGG</text:span>GTCAGTACAGCCTCCTTATAGATATGGCTCTTACAGTT</text:p>
      <text:p text:style-name="P1"><text:s text:c="36"/>**************************************************</text:p>
      <text:p text:style-name="P1"/>
      <text:p text:style-name="P1">Callipepla_squamata_Unmasked <text:s text:c="7"/>TGAAAGCTTTTATTGTTAAATGAAGGTGAGTTTCAAAATTTATAATAAAA</text:p>
      <text:p text:style-name="P1">Callipepla_squamata_Repeatmask <text:s text:c="5"/>TGAAAGCTTTTATTGTTAAATGAAGGTGAGTTTCAAAATTTATAATAAAA</text:p>
      <text:p text:style-name="P1"><text:s text:c="36"/>**************************************************</text:p>
      <text:p text:style-name="P1"/>
      <text:p text:style-name="P1">Callipepla_squamata_Unmasked <text:s text:c="7"/>TTTCAGATATTTTCTTCATTTTGACAATTTCTTCGGGTGTTTATTCTAGA</text:p>
      <text:p text:style-name="P1">Callipepla_squamata_Repeatmask <text:s text:c="5"/>TTTCAGATATTTTCTTCATTTTGACAATTTCTTCGGGTGTTTATTCTAGA</text:p>
      <text:p text:style-name="P1"><text:s text:c="36"/>**************************************************</text:p>
      <text:p text:style-name="P1"/>
      <text:p text:style-name="P1">Callipepla_squamata_Unmasked <text:s text:c="7"/>ATTCTGAACTTTGAAAAGGGCTGGTATAGATGGGCCTTTTCTTCTAAAGC</text:p>
      <text:p text:style-name="P1">Callipepla_squamata_Repeatmask <text:s text:c="5"/>ATTCTGAACTTTGAAAAGGGCTGGTATAGATGGGCCTTTTCTTCTAAAGC</text:p>
      <text:p text:style-name="P1"><text:s text:c="36"/>**************************************************</text:p>
      <text:p text:style-name="P1"/>
      <text:p text:style-name="P1">Callipepla_squamata_Unmasked <text:s text:c="7"/>TATCCCCAGTACATTTCCACACCATAAACTCATAATCTGTGGAGAAGTTT</text:p>
      <text:p text:style-name="P1">Callipepla_squamata_Repeatmask <text:s text:c="5"/>TATCCCCAGTACATTTCCACACCATAAACTCATAATCTGTGGAGAAGTTT</text:p>
      <text:p text:style-name="P1"><text:s text:c="36"/>**************************************************</text:p>
      <text:p text:style-name="P1"/>
      <text:p text:style-name="P1">Callipepla_squamata_Unmasked <text:s text:c="7"/>TGAAGCACAGATGCCCAAAATGGGTCTTAGAACTCAATATTCAGGCAGCT</text:p>
      <text:p text:style-name="P1">Callipepla_squamata_Repeatmask <text:s text:c="5"/>TGAAGCACAGATGCCCAAAATGGGTCTTAGAACTCAATATTCAGGCAGCT</text:p>
      <text:p text:style-name="P1"><text:s text:c="36"/>**************************************************</text:p>
      <text:p text:style-name="P1"/>
      <text:p text:style-name="P1">Callipepla_squamata_Unmasked <text:s text:c="7"/>TCCTAGTGTGACAACATACTGAAAGCTCTGGAAGCAGTGTTACTGACAAG</text:p>
      <text:p text:style-name="P1">Callipepla_squamata_Repeatmask <text:s text:c="5"/>TCCTAGTGTGACAACATACTGAAAGCTCTGGAAGCAGTGTTACTGACAAG</text:p>
      <text:p text:style-name="P1"><text:s text:c="36"/>**************************************************</text:p>
      <text:p text:style-name="P1"/>
      <text:p text:style-name="P1">Callipepla_squamata_Unmasked <text:s text:c="7"/>GGAAATTTTCTAAAGCCAAATCTGGGTAGGTGGAATGTATGCTAGATAAT</text:p>
      <text:p text:style-name="P1">Callipepla_squamata_Repeatmask <text:s text:c="5"/>GGAAATTTTCTAAAGCCAAATCTGGGTAGGTGGAATGTATGCTAGATAAT</text:p>
      <text:p text:style-name="P1"><text:s text:c="36"/>**************************************************</text:p>
      <text:p text:style-name="P1"/>
      <text:p text:style-name="P1">Callipepla_squamata_Unmasked <text:s text:c="7"/>GCAAAGATCTGCAGAGTCACCAAAGCTGCAAGAATTAAAGAATTAAACCA</text:p>
      <text:p text:style-name="P1">Callipepla_squamata_Repeatmask <text:s text:c="5"/>GCAAAGATCTGCAGAGTCACCAAAGCTGCAAGAATTAAAGAATTAAACCA</text:p>
      <text:p text:style-name="P1"><text:s text:c="36"/>**************************************************</text:p>
      <text:p text:style-name="P1"/>
      <text:p text:style-name="P1">Callipepla_squamata_Unmasked <text:s text:c="7"/>TAGACCACTTTGTCTTCTCTCAAACACAGTGGGTAAAAAGCTCTAGTTAG</text:p>
      <text:p text:style-name="P1"><text:soft-page-break/>Callipepla_squamata_Repeatmask <text:s text:c="5"/>TAGACCACTTTGTCTTCTCTCAAACACAGTGGGTAAAAAGCTCTAGTTAG</text:p>
      <text:p text:style-name="P1"><text:s text:c="36"/>**************************************************</text:p>
      <text:p text:style-name="P1"/>
      <text:p text:style-name="P1">Callipepla_squamata_Unmasked <text:s text:c="7"/>TGATCTTGGGCATGGAACACCTCCCTTATGAGGAAAGGCTGAGAGCCCTG</text:p>
      <text:p text:style-name="P1">Callipepla_squamata_Repeatmask <text:s text:c="5"/>TNNNNNNNNNNNNNNNNNNNNNNNNNNNNNNNNNNNNNNNNNNNNNNNNN</text:p>
      <text:p text:style-name="P1"><text:s text:c="36"/>* <text:s text:c="48"/></text:p>
      <text:p text:style-name="P1"/>
      <text:p text:style-name="P1">Callipepla_squamata_Unmasked <text:s text:c="7"/>GGCCTGTTCAGTCTTGAAAAAAGAAGACTCAGAGGGGATCTGAAACACA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TATAAATATCTAAGGAGTGAGAGGCAAAGGGACGAGGCTGGGCACTTC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AGCAGTGTGTGGCAATAGGATAAGGGGAAATGGCCACAAACTGAAGCA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GGAGGTGCCTAACAAATGTGCATGGGAACTTCTTCACAGTGCAGTGACA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AGCACTGGCACAGGCTGCACAGAGAGGTGGTGGAGTCTCCTTCTCTGGA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ACGTTCCAGACCCACCTGGACGCCTACCTGTGCAACCTGGGCTAGGGAG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TGCTTTGGCAGGGGGTTGGACTCAGTGATCTCTAGAGGTCCCTTGCAAC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CTTACAATTCTGTGATTTTGTGATCTTTCTGTCACTGAACAGAAGACAG</text:p>
      <text:p text:style-name="P1">Callipepla_squamata_Repeatmask <text:s text:c="5"/>NNNNNNNNNNNNNNNNNNNNNTGATCTTTCTGTCACTGAACAGAAGACAG</text:p>
      <text:p text:style-name="P1"><text:s text:c="57"/>*****************************</text:p>
      <text:p text:style-name="P1"/>
      <text:p text:style-name="P1">Callipepla_squamata_Unmasked <text:s text:c="7"/>AGAGATACTGGACTAATCCCAGTATGCTGTCCTAACACCAG<text:span text:style-name="T1">CTATCACTA</text:span></text:p>
      <text:p text:style-name="P1">Callipepla_squamata_Repeatmask <text:s text:c="5"/>AGAGATACTGGACTAATCCCAGTATGCTGTCCTAACACCAG<text:span text:style-name="T1">CTATCACTA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ACGGAGACTGGAGCTGACAGATCACCTGGTTCACACCAATGGTGAAAGTA</text:span></text:p>
      <text:p text:style-name="P1">Callipepla_squamata_Repeatmask <text:s text:c="5"/><text:span text:style-name="T1">ACGGAGACTGGAGCTGACAGATCACCTGGTTCACACCAATGGTGAAAGTA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TTTGAACTTGCCATTGTAGTTATCCTACACCACAACTTGGTCAGAGACCA</text:span></text:p>
      <text:p text:style-name="P1">Callipepla_squamata_Repeatmask <text:s text:c="5"/><text:span text:style-name="T1">TTTGAACTTGCCATTGTAGTTATCCTACACCACAACTTGGTCAGAGACCA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CGCCATGGCAAATTCATTGAAAAATATCCCTATGGA</text:span>AAAGTGATAAAGCT</text:p>
      <text:p text:style-name="P1">Callipepla_squamata_Repeatmask <text:s text:c="5"/><text:span text:style-name="T1">CGCCATGGCAAATTCATTGAAAAATATCCCTATGGA</text:span>AAAGTGATAAAGCT</text:p>
      <text:p text:style-name="P1"><text:s text:c="36"/>**************************************************</text:p>
      <text:p text:style-name="P1"/>
      <text:p text:style-name="P1">Callipepla_squamata_Unmasked <text:s text:c="7"/>A</text:p>
      <text:p text:style-name="P1">Callipepla_squamata_Repeatmask <text:s text:c="5"/>A</text:p>
      <text:p text:style-name="P1"><text:s text:c="36"/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0.591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2-04-03T15:42:46.847929989</dc:date>
    <meta:editing-duration>PT17H26M11S</meta:editing-duration>
    <meta:editing-cycles>8</meta:editing-cycles>
    <meta:document-statistic meta:table-count="0" meta:image-count="0" meta:object-count="0" meta:page-count="17" meta:paragraph-count="751" meta:word-count="1208" meta:character-count="64392" meta:non-whitespace-character-count="49087"/>
  </office:meta>
</office:document-meta>
</file>